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00"/>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style:font-name="Times New Roman" fo:font-size="11pt" fo:font-weight="bold" style:font-size-asian="11pt" style:font-weight-asian="bold" style:font-size-complex="11pt" style:font-weight-complex="bold"/>
    </style:style>
    <style:style style:name="P9" style:family="paragraph" style:parent-style-name="Standard">
      <style:text-properties style:font-name="Times New Roman" fo:font-size="11pt" fo:font-weight="normal" style:font-size-asian="11pt" style:font-weight-asian="normal" style:font-size-complex="11pt" style:font-weight-complex="normal"/>
    </style:style>
    <style:style style:name="P10" style:family="paragraph" style:parent-style-name="Standard">
      <style:text-properties style:font-name="Times New Roman" fo:font-size="11pt" fo:font-weight="bold" style:font-size-asian="11pt" style:font-weight-asian="bold" style:font-size-complex="11pt" style:font-weight-complex="bold"/>
    </style:style>
    <style:style style:name="P11"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12" style:family="paragraph" style:parent-style-name="Standard">
      <style:paragraph-properties style:writing-mode="lr-tb"/>
      <style:text-properties fo:color="#000000" style:font-name="Times New Roman" fo:font-size="11pt" fo:font-weight="bold" style:font-size-asian="11pt" style:font-weight-asian="bold" style:font-size-complex="11pt" style:font-weight-complex="bold"/>
    </style:style>
    <style:style style:name="P13" style:family="paragraph" style:parent-style-name="Standard">
      <style:paragraph-properties style:writing-mode="lr-tb"/>
      <style:text-properties fo:color="#000000" style:font-name="Times New Roman" fo:font-size="11pt" style:font-size-asian="11pt" style:font-size-complex="11pt"/>
    </style:style>
    <style:style style:name="P14" style:family="paragraph" style:parent-style-name="Standard">
      <style:paragraph-properties style:writing-mode="lr-tb"/>
      <style:text-properties fo:color="#000000" style:font-name="Times New Roman" fo:font-size="11pt" style:text-underline-style="none" fo:font-weight="normal" style:font-size-asian="11pt" style:font-weight-asian="normal" style:font-size-complex="11pt" style:font-weight-complex="normal"/>
    </style:style>
    <style:style style:name="P15" style:family="paragraph" style:parent-style-name="Standard">
      <style:paragraph-properties style:writing-mode="lr-tb"/>
      <style:text-properties style:font-name="Times New Roman" fo:font-size="11pt" style:font-size-asian="11pt" style:font-size-complex="11pt"/>
    </style:style>
    <style:style style:name="P16"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17" style:family="paragraph" style:parent-style-name="Standard">
      <style:paragraph-properties style:writing-mode="lr-tb"/>
      <style:text-properties style:font-name="Times New Roman" fo:font-size="11pt" fo:font-weight="normal" style:font-size-asian="11pt" style:font-weight-asian="normal" style:font-size-complex="11pt" style:font-weight-complex="normal"/>
    </style:style>
    <style:style style:name="P18" style:family="paragraph" style:parent-style-name="Standard">
      <style:paragraph-properties style:writing-mode="lr-tb"/>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19" style:family="paragraph" style:parent-style-name="Standard">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Standard">
      <style:paragraph-properties style:writing-mode="lr-tb"/>
      <style:text-properties fo:color="#ff0000" style:font-name="Times New Roman" fo:font-size="11pt" style:font-size-asian="11pt" style:font-size-complex="11pt"/>
    </style:style>
    <style:style style:name="P21" style:family="paragraph" style:parent-style-name="Standard">
      <style:paragraph-properties style:writing-mode="lr-tb"/>
      <style:text-properties fo:color="#ff0000" style:font-name="Times New Roman" fo:font-size="11pt" fo:font-weight="normal" style:font-size-asian="11pt" style:font-weight-asian="normal" style:font-size-complex="11pt" style:font-weight-complex="normal"/>
    </style:style>
    <style:style style:name="P22" style:family="paragraph" style:parent-style-name="Standard" style:list-style-name="L1">
      <style:text-properties fo:color="#000000"/>
    </style:style>
    <style:style style:name="P23" style:family="paragraph" style:parent-style-name="Standard" style:list-style-name="L1">
      <style:text-properties fo:color="#000000" fo:font-weight="bold" style:font-weight-asian="bold" style:font-weight-complex="bold"/>
    </style:style>
    <style:style style:name="P24" style:family="paragraph" style:parent-style-name="Standard" style:list-style-name="L1">
      <style:text-properties fo:color="#000000" fo:font-weight="normal" style:font-weight-asian="normal" style:font-weight-complex="normal"/>
    </style:style>
    <style:style style:name="P25" style:family="paragraph" style:parent-style-name="Standard" style:list-style-name="L1">
      <style:paragraph-properties style:writing-mode="lr-tb"/>
      <style:text-properties fo:color="#000000" style:font-name="Times New Roman"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Esquema de traducción en el que se haga explícito los parámetros utilizados para representar los atributos, así como en los que se muestre la implementación de las ecuaciones semánticas como asignaciones a dichos parámetros.</text:p>
      <text:p text:style-name="P3"/>
      <text:p text:style-name="P1">9.1. Variables globales</text:p>
      <text:p text:style-name="P2">Descripción y propósito de las variables globales usadas. </text:p>
      <text:p text:style-name="P2"/>
      <text:p text:style-name="P2">Si no se usan variables globales, dejar este apartado en blanco.</text:p>
      <text:p text:style-name="P2"/>
      <text:p text:style-name="P6">ts</text:p>
      <text:p text:style-name="P6">numVars</text:p>
      <text:p text:style-name="P1"/>
      <text:p text:style-name="P1">9.2. Nuevas operaciones y transformación de ecuaciones semánticas</text:p>
      <text:p text:style-name="P2">En caso de introducir nuevas operaciones (por ejemplo: el procedimiento “emite”), deben describirse aquí. </text:p>
      <text:p text:style-name="P2"/>
      <text:p text:style-name="P2">Debe describirse, así mismo, qué ecuaciones semánticas se ven transformadas y cómo (por ejemplo: la generación de código se implementa emitiendo la última instrucción).</text:p>
      <text:p text:style-name="P6"/>
      <text:list xml:id="list1470987413" text:style-name="L1">
        <text:list-item>
          <text:p text:style-name="P22"><text:span text:style-name="T1">comprobarIn(out:lex, out:error)</text:span>: sirve para comprobar que se trata de una instrucción de lectura. Devuelve el valor del lexema del indentificador cuyo valor se va a leer y error. Afecta a la ecuación InsLectura.</text:p>
        </text:list-item>
        <text:list-item>
          <text:p text:style-name="P22"><text:span text:style-name="T1">comprobarOut(out: error)</text:span>: sirve para comprobar que se trata de una instrucción de escritura. Devuelve error si lo hay. Afecta a la ecuación InsEscritura.</text:p>
        </text:list-item>
        <text:list-item>
          <text:p text:style-name="P23">id(out: lex)<text:span text:style-name="T2">: reconoce un identificador léxico y devuelve su lexema</text:span></text:p>
        </text:list-item>
        <text:list-item>
          <text:p text:style-name="P23">dosPuntosIgual(): <text:span text:style-name="T2">reconoce :=. Afecta a InsAsignación.</text:span></text:p>
        </text:list-item>
        <text:list-item>
          <text:p text:style-name="P23">ampersand()<text:span text:style-name="T2">: reconoce &amp;. Afecta a Programa.</text:span></text:p>
        </text:list-item>
        <text:list-item>
          <text:p text:style-name="P23">puntoYComa()<text:span text:style-name="T2">: reconoce ; Afecta a Declaraciones e Instrucciones</text:span></text:p>
        </text:list-item>
        <text:list-item>
          <text:p text:style-name="P24">barraVertical()</text:p>
        </text:list-item>
        <text:list-item>
          <text:p text:style-name="P24">AbrePar()</text:p>
        </text:list-item>
        <text:list-item>
          <text:p text:style-name="P24">CierraPar()</text:p>
        </text:list-item>
        <text:list-item>
          <text:p text:style-name="P25">getValor(linatural.lex)</text:p>
        </text:list-item>
        <text:list-item>
          <text:p text:style-name="P25">in()</text:p>
        </text:list-item>
        <text:list-item>
          <text:p text:style-name="P25">out()</text:p>
        </text:list-item>
      </text:list>
      <text:p text:style-name="P4"/>
      <text:p text:style-name="P4"/>
      <text:p text:style-name="P1">9.3. Esquema <text:s/>de traducción</text:p>
      <text:p text:style-name="P1"/>
      <text:p text:style-name="P8">Programa(out: error1, codP1, codJ1) → <text:s/></text:p>
      <text:p text:style-name="P8"><text:tab/>Declaraciones(out error2) </text:p>
      <text:p text:style-name="P8"><text:tab/>ampersand()</text:p>
      <text:p text:style-name="P8"><text:tab/>Instrucciones(out: error3, codP3, codJ3)</text:p>
      <text:p text:style-name="P15"><text:tab/>{</text:p>
      <text:p text:style-name="P15"><text:tab/><text:tab/>error1 ← error2 v error3</text:p>
      <text:p text:style-name="P8"><text:tab/><text:tab/><text:span text:style-name="T2">codP1 ← codP3</text:span></text:p>
      <text:p text:style-name="P7"><text:tab/><text:tab/>codJ1 ← codJ3</text:p>
      <text:p text:style-name="P16"><text:tab/><text:span text:style-name="T2">}</text:span></text:p>
      <text:p text:style-name="P17"/>
      <text:p text:style-name="P17"/>
      <text:p text:style-name="P17"/>
      <text:p text:style-name="P17"/>
      <text:p text:style-name="P16"><text:soft-page-break/>Declaración(out: error1, id1, tipo1) → </text:p>
      <text:p text:style-name="P16"><text:tab/>id </text:p>
      <text:p text:style-name="P16"><text:tab/>dosPuntos(out:error2) </text:p>
      <text:p text:style-name="P16"><text:tab/>tipo</text:p>
      <text:p text:style-name="P16"><text:tab/><text:span text:style-name="T5">{</text:span></text:p>
      <text:p text:style-name="P17"><text:tab/>id1 ← <text:s/>id.lex</text:p>
      <text:p text:style-name="P11"><text:tab/>tipo1 ← <text:s/><text:span text:style-name="T6">tipo.lex</text:span></text:p>
      <text:p text:style-name="P14"><text:tab/>error1 ← id = null v tipo = null v error2</text:p>
      <text:p text:style-name="P11"><text:tab/>}</text:p>
      <text:p text:style-name="P11"/>
      <text:p text:style-name="P8">Declaraciones (out: error1)→ </text:p>
      <text:p text:style-name="P8"><text:tab/>Declaracion (out: id2, tipo2, error2)</text:p>
      <text:p text:style-name="P8"><text:tab/><text:span text:style-name="T2">{</text:span></text:p>
      <text:p text:style-name="P7"><text:tab/><text:tab/>idh3 ← id2</text:p>
      <text:p text:style-name="P7"><text:tab/><text:tab/>tipoh3 ← tipo2</text:p>
      <text:p text:style-name="P7"><text:tab/><text:tab/>errorh3 ← error2</text:p>
      <text:p text:style-name="P7"><text:tab/>}</text:p>
      <text:p text:style-name="P8"><text:tab/>DeclaracionesFact(in: idh3, tipoh3, errorh3; out: error3)</text:p>
      <text:p text:style-name="P7"><text:tab/>{</text:p>
      <text:p text:style-name="P7"><text:tab/><text:tab/>error1 ← error3</text:p>
      <text:p text:style-name="P11"><text:tab/>}</text:p>
      <text:p text:style-name="P12"/>
      <text:p text:style-name="P8"/>
      <text:p text:style-name="P8">DeclaracionesFact(in: idh1, tipoh1, errorh1; out: error1) → λ</text:p>
      <text:p text:style-name="P7"><text:tab/>{</text:p>
      <text:p text:style-name="P7"><text:tab/>error1 ← errorh1</text:p>
      <text:p text:style-name="P7"><text:tab/>ts ← inserta(creaTS(), idh1,&lt;tipo:tipoh1, dir: 0&gt;</text:p>
      <text:p text:style-name="P7"><text:tab/>numVars ← 1</text:p>
      <text:p text:style-name="P7"><text:tab/>}</text:p>
      <text:p text:style-name="P8">DeclaracionesFact(in: idh1, tipoh1, errorh1; out: error1) <text:s/>→ </text:p>
      <text:p text:style-name="P8"><text:tab/>puntoYComa()</text:p>
      <text:p text:style-name="P8"><text:tab/>Declaraciones(out: error2)</text:p>
      <text:p text:style-name="P8"><text:tab/><text:span text:style-name="T2">{</text:span></text:p>
      <text:p text:style-name="P7"><text:tab/>error1 ← errorh1 v error2 v existe(ts, idh1)</text:p>
      <text:p text:style-name="P11"><text:tab/>ts ← inserta(ts, idh1, &lt;tipo:tipoh1, dir: numVars&gt;)</text:p>
      <text:p text:style-name="P11"><text:tab/>numVars ← numVars + 1</text:p>
      <text:p text:style-name="P11"><text:tab/>}</text:p>
      <text:p text:style-name="P12"/>
      <text:p text:style-name="P9"/>
      <text:p text:style-name="P9"/>
      <text:p text:style-name="P16">Instrucciones(out: error1,codP1,codJ1) → </text:p>
      <text:p text:style-name="P17"/>
      <text:p text:style-name="P16"><text:tab/>Instrucción(out: error2,codP2,codJ2)</text:p>
      <text:p text:style-name="P16"><text:tab/><text:span text:style-name="T2">{</text:span></text:p>
      <text:p text:style-name="P17"><text:tab/>errorh3 ← error2</text:p>
      <text:p text:style-name="P17"><text:tab/>codPh3 ← codP2</text:p>
      <text:p text:style-name="P17"><text:tab/>codJh3 ← codJ2</text:p>
      <text:p text:style-name="P17"><text:tab/>}</text:p>
      <text:p text:style-name="P16"><text:tab/>InstruccionesFact(in: errorh3,codPh3,codJh3; out: error3,codP3,codJ3)</text:p>
      <text:p text:style-name="P17"><text:tab/>{</text:p>
      <text:p text:style-name="P17"><text:tab/>error1 ← error3</text:p>
      <text:p text:style-name="P17"><text:tab/>codP1 ← codP3</text:p>
      <text:p text:style-name="P17"><text:tab/>codJ1 ← codJ3</text:p>
      <text:p text:style-name="P17"><text:tab/>}</text:p>
      <text:p text:style-name="P17"/>
      <text:p text:style-name="P16">InstruccionesFact(in: errorh1,codPh1,codJh1; out: error1,codP1,codJ1) → λ</text:p>
      <text:p text:style-name="P17"><text:tab/>{</text:p>
      <text:p text:style-name="P17"><text:soft-page-break/><text:tab/>error1 ← errorh1</text:p>
      <text:p text:style-name="P17"><text:tab/>codP1 ← codPh1</text:p>
      <text:p text:style-name="P17"><text:tab/>codJ1 ← codJ1</text:p>
      <text:p text:style-name="P17"><text:tab/>}</text:p>
      <text:p text:style-name="P16">InstruccionesFact(in: errorh1,codPh1,codJh1; out: error1,codP1,codJ1) <text:s/>→ </text:p>
      <text:p text:style-name="P16"><text:tab/>puntoYComa()</text:p>
      <text:p text:style-name="P16"><text:tab/>Instrucciones(out: error2,codP2,codJ2)</text:p>
      <text:p text:style-name="P17"><text:tab/>{</text:p>
      <text:p text:style-name="P17"><text:tab/>error1 ← errorh1 v error2</text:p>
      <text:p text:style-name="P17"><text:tab/>codP1 ← codPh1 || codP2</text:p>
      <text:p text:style-name="P17"><text:tab/>codJ1 ← codJh1 || codJ2</text:p>
      <text:p text:style-name="P17"><text:tab/>}</text:p>
      <text:p text:style-name="P16"/>
      <text:p text:style-name="P16"/>
      <text:p text:style-name="P16"/>
      <text:p text:style-name="P16"/>
      <text:p text:style-name="P16">Instrucción(out: error1,codP1,codJ1) → </text:p>
      <text:p text:style-name="P16"><text:tab/>InsLectura(out: error2,codP2,codJ2)</text:p>
      <text:p text:style-name="P16"><text:tab/><text:span text:style-name="T2">{</text:span></text:p>
      <text:p text:style-name="P16"><text:tab/><text:span text:style-name="T2">error1 ← error2</text:span></text:p>
      <text:p text:style-name="P17"><text:tab/>codP1 ← codP2</text:p>
      <text:p text:style-name="P17"><text:tab/>codJ1 ← codJ2</text:p>
      <text:p text:style-name="P18"/>
      <text:p text:style-name="P17"><text:tab/>}</text:p>
      <text:p text:style-name="P16">Instrucción(out: error1,codP1,codJ1) → </text:p>
      <text:p text:style-name="P16"><text:tab/>InsEscritura(out: error2,codP2,codJ2)</text:p>
      <text:p text:style-name="P16"><text:tab/><text:span text:style-name="T2">{</text:span></text:p>
      <text:p text:style-name="P16"><text:tab/><text:span text:style-name="T2">error1 ← error2</text:span></text:p>
      <text:p text:style-name="P17"><text:tab/>codP1 ← codP2</text:p>
      <text:p text:style-name="P19"><text:tab/>codJ1 ← codJ2</text:p>
      <text:p text:style-name="P17"><text:tab/>}<text:tab/><text:span text:style-name="T4"><text:tab/></text:span></text:p>
      <text:p text:style-name="P12"/>
      <text:p text:style-name="P12"/>
      <text:p text:style-name="P16">Instrucción(out: error1,codP1,codJ1) → </text:p>
      <text:p text:style-name="P16"><text:tab/>InsAsignacion(out: error2,codP2,codJ2)</text:p>
      <text:p text:style-name="P17"><text:tab/>{</text:p>
      <text:p text:style-name="P17"><text:tab/>error1 ← error2</text:p>
      <text:p text:style-name="P17"><text:tab/>codP1 ← codP2</text:p>
      <text:p text:style-name="P19"><text:tab/>codJ1 ← codJ2</text:p>
      <text:p text:style-name="P17"><text:tab/>}</text:p>
      <text:p text:style-name="P15"/>
      <text:p text:style-name="P16">InsLectura(out:error1,codP1,codJ1) → <text:s/></text:p>
      <text:p text:style-name="P16"><text:tab/>in()</text:p>
      <text:p text:style-name="P16"><text:tab/>abrePar()</text:p>
      <text:p text:style-name="P16"><text:tab/><text:span text:style-name="T2">{</text:span></text:p>
      <text:p text:style-name="P17"><text:tab/>error1 ← NOT existeID(ts,id.lex)</text:p>
      <text:p text:style-name="P17"><text:tab/>codP1 ← in ts[id.lex].dir</text:p>
      <text:p text:style-name="P17"><text:tab/>codJ1 ← lectura dameNumTipo(ts[id.lex].tipo)</text:p>
      <text:p text:style-name="P17"><text:tab/>}</text:p>
      <text:p text:style-name="P17"><text:tab/><text:span text:style-name="T1">cierraPar()</text:span></text:p>
      <text:p text:style-name="P16"/>
      <text:p text:style-name="P16">InsEscritura(out: error1,codP1,codJ1) → </text:p>
      <text:p text:style-name="P16"><text:tab/>out()</text:p>
      <text:p text:style-name="P16"><text:tab/>abrePar()</text:p>
      <text:p text:style-name="P16"><text:tab/>Expresión(out: tipo2, codP2, codJ2)</text:p>
      <text:p text:style-name="P16"><text:tab/>cierraPar()</text:p>
      <text:p text:style-name="P16"><text:tab/><text:span text:style-name="T2">{</text:span><text:tab/></text:p>
      <text:p text:style-name="P17"><text:soft-page-break/><text:tab/>error1 ← (tipo2=Error)</text:p>
      <text:p text:style-name="P17"><text:tab/>codP1 ← codP2 || out</text:p>
      <text:p text:style-name="P21"><text:tab/><text:span text:style-name="T3">codJ1 ← codJ2 || escritura dameNumTipo(tipo2)</text:span></text:p>
      <text:p text:style-name="P17"><text:tab/>}</text:p>
      <text:p text:style-name="P17"/>
      <text:p text:style-name="P16">InsAsignación(out: error1,codP1,codJ1) → </text:p>
      <text:p text:style-name="P16"><text:tab/>dosPuntosIgual()</text:p>
      <text:p text:style-name="P16"><text:tab/>Expresión(out: tipo3,codP3,codJ3)</text:p>
      <text:p text:style-name="P16"><text:tab/><text:span text:style-name="T2">{</text:span></text:p>
      <text:p text:style-name="P16"><text:tab/><text:span text:style-name="T2">error1 ← (NOT existeID(ts,id.lex)) v (tipo3 = error) v</text:span></text:p>
      <text:p text:style-name="P17"><text:tab/><text:tab/><text:tab/> <text:s text:c="5"/>(ts[id.lex].tipo = float ᴧ (tipo3 = character v tipo3 = boolean)) v</text:p>
      <text:p text:style-name="P17"><text:tab/><text:tab/><text:tab/> <text:s text:c="7"/>(ts[id.lex].tipo = integer ᴧ (tipo3=float v tipo3 = character v <text:s/>tipo3 = boolean)) <text:s/>v</text:p>
      <text:p text:style-name="P17"><text:tab/><text:tab/><text:tab/> <text:s text:c="7"/>(ts[id.lex].tipo = natural ᴧ tipo3 =/= natural) <text:s/>v</text:p>
      <text:p text:style-name="P17"><text:tab/><text:tab/><text:tab/> <text:s text:c="7"/>(ts[id.lex].tipo = character ᴧ tipo3 =/= character) <text:s/>v</text:p>
      <text:p text:style-name="P17"><text:tab/><text:tab/><text:tab/> <text:s text:c="7"/>(ts[id.lex].tipo = boolean ᴧ tipo3 =/= boolean)<text:tab/><text:tab/><text:tab/></text:p>
      <text:p text:style-name="P17"/>
      <text:p text:style-name="P17"><text:tab/>direccion ← ts[id.lex].dir</text:p>
      <text:p text:style-name="P17"/>
      <text:p text:style-name="P17"/>
      <text:p text:style-name="P17"/>
      <text:p text:style-name="P15"><text:tab/>codP1 ← codP3 || desapila-dir direccion</text:p>
      <text:p text:style-name="P15"><text:tab/>codJ1 ← case (<text:span text:style-name="T2">ts[id.lex].</text:span>tipo)</text:p>
      <text:p text:style-name="P15"><text:tab/><text:tab/><text:tab/>boolean:</text:p>
      <text:p text:style-name="P15"><text:tab/><text:tab/><text:tab/><text:tab/>codJ3 || i2b || istore direccion</text:p>
      <text:p text:style-name="P15"><text:tab/><text:tab/><text:tab/>character:</text:p>
      <text:p text:style-name="P15"><text:tab/><text:tab/><text:tab/><text:tab/>codJ3 || i2c || istore InstAsignación.tsh[id.lex].dir</text:p>
      <text:p text:style-name="P15"><text:tab/><text:tab/><text:tab/>natural:</text:p>
      <text:p text:style-name="P15"><text:tab/><text:tab/><text:tab/>entero:</text:p>
      <text:p text:style-name="P15"><text:tab/><text:tab/><text:tab/><text:tab/>codJ3 || istore direccion</text:p>
      <text:p text:style-name="P15"><text:tab/><text:tab/><text:tab/>float:</text:p>
      <text:p text:style-name="P17"><text:tab/><text:tab/><text:tab/><text:tab/>codJ3 || fstore direccion</text:p>
      <text:p text:style-name="P12"/>
      <text:p text:style-name="P12"/>
      <text:p text:style-name="P16">Expresión(out: tipo1,codP1,codJ1) → </text:p>
      <text:p text:style-name="P17"/>
      <text:p text:style-name="P16"><text:tab/>ExpresiónNiv1(out: tipo2,codP2,codJ2)</text:p>
      <text:p text:style-name="P16"><text:tab/><text:span text:style-name="T2">{</text:span></text:p>
      <text:p text:style-name="P17"><text:tab/>tipo3h ← tipo2</text:p>
      <text:p text:style-name="P17"><text:tab/>codPh3 ← codP2</text:p>
      <text:p text:style-name="P17"><text:tab/>codJh3 ← codJ2</text:p>
      <text:p text:style-name="P17"><text:tab/>}</text:p>
      <text:p text:style-name="P16"><text:tab/>ExpresiónFact(in: tipo3h,codPh3,codJh3; out: tipo3,codP3,codJ3)</text:p>
      <text:p text:style-name="P17"><text:tab/>{</text:p>
      <text:p text:style-name="P17"><text:tab/>tipo1 ← tipo3</text:p>
      <text:p text:style-name="P17"><text:tab/>codP1 ← codP3</text:p>
      <text:p text:style-name="P17"><text:tab/>codJ1 ← codJ3</text:p>
      <text:p text:style-name="P17"><text:tab/>}</text:p>
      <text:p text:style-name="P17"/>
      <text:p text:style-name="P16">ExpresiónFact(in: tipo1h,codPh1,codJh1; out: tipo1,codP1,codJ1) → λ</text:p>
      <text:p text:style-name="P16"><text:tab/><text:span text:style-name="T2">{</text:span></text:p>
      <text:p text:style-name="P17"><text:tab/>tipo1 ← tipo1h</text:p>
      <text:p text:style-name="P17"><text:tab/>codP1 ← codPh1</text:p>
      <text:p text:style-name="P17"><text:tab/>codJ1 ← codJh1</text:p>
      <text:p text:style-name="P17"><text:tab/>}</text:p>
      <text:p text:style-name="P17"/>
      <text:p text:style-name="P16">ExpresiónFact(in: tipo1h,codPh1,codJh1; out: tipo1,codP1,codJ1) → </text:p>
      <text:p text:style-name="P16"><text:tab/>OpNiv0(out: op2)</text:p>
      <text:p text:style-name="P16"><text:soft-page-break/><text:tab/>ExpresiónNiv1(out: tipo3,codP3,codJ3)</text:p>
      <text:p text:style-name="P16"><text:tab/><text:span text:style-name="T2">{</text:span></text:p>
      <text:p text:style-name="P17"><text:tab/>tipo1 ← <text:s/>si (tipo1h = error v tipo3 = error) v</text:p>
      <text:p text:style-name="P17"><text:tab/><text:tab/> <text:tab/> <text:s text:c="5"/>( tipo1h = character ᴧ tipo3 =/= character) v</text:p>
      <text:p text:style-name="P17"><text:tab/><text:tab/><text:tab/> <text:s text:c="5"/>( tipo1h =/= character ᴧ tipo3 = character) v</text:p>
      <text:p text:style-name="P17"><text:tab/><text:tab/> <text:tab/> <text:s text:c="5"/>(tipo1h = boolean ᴧ tipo3 =/= boolean) v</text:p>
      <text:p text:style-name="P17"><text:tab/><text:tab/><text:tab/> <text:s text:c="5"/>( tipo1h =/= boolean ᴧ tipo3 = boolean))</text:p>
      <text:p text:style-name="P17"><text:tab/><text:tab/><text:tab/> <text:s text:c="13"/>error</text:p>
      <text:p text:style-name="P17"><text:tab/><text:tab/><text:tab/> <text:s/>sino <text:s/>boolean</text:p>
      <text:p text:style-name="P17"/>
      <text:p text:style-name="P17"/>
      <text:p text:style-name="P15"><text:tab/>codP1 ← </text:p>
      <text:p text:style-name="P15"><text:tab/><text:tab/>case (op2)</text:p>
      <text:p text:style-name="P15"><text:tab/><text:tab/><text:tab/>menor:</text:p>
      <text:p text:style-name="P15"><text:tab/><text:tab/><text:tab/><text:tab/>case (tipo1h)</text:p>
      <text:p text:style-name="P15"><text:tab/><text:tab/><text:tab/><text:tab/><text:tab/>float:</text:p>
      <text:p text:style-name="P15"><text:tab/><text:tab/><text:tab/><text:tab/><text:tab/><text:tab/>si (tipo3 = float)</text:p>
      <text:p text:style-name="P15"><text:tab/><text:tab/><text:tab/><text:tab/><text:tab/><text:tab/> <text:s text:c="6"/>codPh1 || codP3 || menor</text:p>
      <text:p text:style-name="P15"><text:tab/><text:tab/><text:tab/><text:tab/><text:tab/><text:tab/>sino</text:p>
      <text:p text:style-name="P15"><text:tab/><text:tab/><text:tab/><text:tab/><text:tab/><text:tab/> <text:s text:c="6"/>codPh1 || codP3 || CastFloat || menor</text:p>
      <text:p text:style-name="P15"><text:tab/><text:tab/><text:tab/><text:tab/><text:tab/>entero:</text:p>
      <text:p text:style-name="P15"><text:tab/><text:tab/><text:tab/><text:tab/><text:tab/><text:tab/>si (tipo3 = float)</text:p>
      <text:p text:style-name="P15"><text:tab/><text:tab/><text:tab/><text:tab/><text:tab/><text:tab/> <text:s text:c="6"/>codPh1 || CastFloat || codP3 || menor</text:p>
      <text:p text:style-name="P15"><text:tab/><text:tab/><text:tab/><text:tab/><text:tab/><text:tab/>sino si (tipo3 = natural)</text:p>
      <text:p text:style-name="P15"><text:tab/><text:tab/><text:tab/><text:tab/><text:tab/><text:tab/> <text:s text:c="6"/>codPh1 || codP3 || CastInt || menor</text:p>
      <text:p text:style-name="P15"><text:tab/><text:tab/><text:tab/><text:tab/><text:tab/><text:tab/>sino</text:p>
      <text:p text:style-name="P15"><text:tab/><text:tab/><text:tab/><text:tab/><text:tab/><text:tab/> <text:s text:c="6"/>codPh1 || codP3 || menor</text:p>
      <text:p text:style-name="P15"><text:tab/><text:tab/><text:tab/><text:tab/><text:tab/>natural:</text:p>
      <text:p text:style-name="P15"><text:tab/><text:tab/><text:tab/><text:tab/><text:tab/><text:tab/>si (tipo3 = float)</text:p>
      <text:p text:style-name="P15"><text:tab/><text:tab/><text:tab/><text:tab/><text:tab/><text:tab/> <text:s text:c="6"/>codPh1 || CastFloat || codP3 || menor</text:p>
      <text:p text:style-name="P15"><text:tab/><text:tab/><text:tab/><text:tab/><text:tab/><text:tab/>sino si (tipo3 = entero)</text:p>
      <text:p text:style-name="P15"><text:tab/><text:tab/><text:tab/><text:tab/><text:tab/><text:tab/> <text:s text:c="6"/>codPh1 || CastInt || codP3 || menor</text:p>
      <text:p text:style-name="P15"><text:tab/><text:tab/><text:tab/><text:tab/><text:tab/><text:tab/>sino</text:p>
      <text:p text:style-name="P15"><text:tab/><text:tab/><text:tab/><text:tab/><text:tab/><text:tab/> <text:s text:c="6"/>codPh1 || codP3 || menor</text:p>
      <text:p text:style-name="P15"><text:tab/><text:tab/><text:tab/><text:tab/><text:tab/>otro:</text:p>
      <text:p text:style-name="P15"><text:tab/><text:tab/><text:tab/><text:tab/><text:tab/><text:tab/>codPh1 || codP3 || menor</text:p>
      <text:p text:style-name="P15"><text:tab/><text:tab/><text:tab/>mayor</text:p>
      <text:p text:style-name="P15"><text:tab/><text:tab/><text:tab/><text:tab/>case (tipo1h)</text:p>
      <text:p text:style-name="P15"><text:tab/><text:tab/><text:tab/><text:tab/><text:tab/>float:</text:p>
      <text:p text:style-name="P15"><text:tab/><text:tab/><text:tab/><text:tab/><text:tab/><text:tab/>si (tipo3 = float)</text:p>
      <text:p text:style-name="P15"><text:tab/><text:tab/><text:tab/><text:tab/><text:tab/><text:tab/> <text:s text:c="6"/>codPh1 || codP3 || mayor</text:p>
      <text:p text:style-name="P15"><text:tab/><text:tab/><text:tab/><text:tab/><text:tab/><text:tab/>sino</text:p>
      <text:p text:style-name="P15"><text:tab/><text:tab/><text:tab/><text:tab/><text:tab/><text:tab/> <text:s text:c="6"/>codPh1 || codP3 || CastFloat || mayor</text:p>
      <text:p text:style-name="P15"><text:tab/><text:tab/><text:tab/><text:tab/><text:tab/>entero:</text:p>
      <text:p text:style-name="P15"><text:tab/><text:tab/><text:tab/><text:tab/><text:tab/><text:tab/>si (tipo3 = float)</text:p>
      <text:p text:style-name="P15"><text:tab/><text:tab/><text:tab/><text:tab/><text:tab/><text:tab/> <text:s text:c="6"/>codPh1 || CastFloat || codP3 || mayor</text:p>
      <text:p text:style-name="P15"><text:tab/><text:tab/><text:tab/><text:tab/><text:tab/><text:tab/>sino si (tipo3 = natural)</text:p>
      <text:p text:style-name="P15"><text:tab/><text:tab/><text:tab/><text:tab/><text:tab/><text:tab/> <text:s text:c="6"/>codPh1 || codP3 || CastInt || mayor</text:p>
      <text:p text:style-name="P15"><text:tab/><text:tab/><text:tab/><text:tab/><text:tab/><text:tab/>sino</text:p>
      <text:p text:style-name="P15"><text:tab/><text:tab/><text:tab/><text:tab/><text:tab/><text:tab/> <text:s text:c="6"/>codPh1 || codP3 || mayor</text:p>
      <text:p text:style-name="P15"><text:tab/><text:tab/><text:tab/><text:tab/><text:tab/>natural:</text:p>
      <text:p text:style-name="P15"><text:tab/><text:tab/><text:tab/><text:tab/><text:tab/><text:tab/>si (tipo3 = float)</text:p>
      <text:p text:style-name="P15"><text:tab/><text:tab/><text:tab/><text:tab/><text:tab/><text:tab/> <text:s text:c="6"/>codPh1 || CastFloat || codP3 || mayor</text:p>
      <text:p text:style-name="P15"><text:tab/><text:tab/><text:tab/><text:tab/><text:tab/><text:tab/>sino si (tipo3 = entero)</text:p>
      <text:p text:style-name="P15"><text:tab/><text:tab/><text:tab/><text:tab/><text:tab/><text:tab/> <text:s text:c="6"/>codPh1 || CastInt || codP3 || mayor</text:p>
      <text:p text:style-name="P15"><text:tab/><text:tab/><text:tab/><text:tab/><text:tab/><text:tab/>sino</text:p>
      <text:p text:style-name="P15"><text:tab/><text:tab/><text:tab/><text:tab/><text:tab/><text:tab/> <text:s text:c="6"/>codPh1 || codP3 || mayor</text:p>
      <text:p text:style-name="P15"><text:soft-page-break/><text:tab/><text:tab/><text:tab/><text:tab/><text:tab/>otro:</text:p>
      <text:p text:style-name="P15"><text:tab/><text:tab/><text:tab/><text:tab/><text:tab/><text:tab/>codPh1 || codP3 || <text:s/>mayor</text:p>
      <text:p text:style-name="P15"><text:tab/><text:tab/><text:tab/>menor-ig</text:p>
      <text:p text:style-name="P15"><text:tab/><text:tab/><text:tab/><text:tab/>case (tipo1h)</text:p>
      <text:p text:style-name="P15"><text:tab/><text:tab/><text:tab/><text:tab/><text:tab/>float:</text:p>
      <text:p text:style-name="P15"><text:tab/><text:tab/><text:tab/><text:tab/><text:tab/><text:tab/>si (tipo3 = float)</text:p>
      <text:p text:style-name="P15"><text:tab/><text:tab/><text:tab/><text:tab/><text:tab/><text:tab/> <text:s text:c="6"/>codPh1 || codP3 || menorIg</text:p>
      <text:p text:style-name="P15"><text:tab/><text:tab/><text:tab/><text:tab/><text:tab/><text:tab/>sino</text:p>
      <text:p text:style-name="P15"><text:tab/><text:tab/><text:tab/><text:tab/><text:tab/><text:tab/> <text:s text:c="6"/>codPh1 || codP3 || CastFloat || menorIg</text:p>
      <text:p text:style-name="P15"><text:tab/><text:tab/><text:tab/><text:tab/><text:tab/>entero:</text:p>
      <text:p text:style-name="P15"><text:tab/><text:tab/><text:tab/><text:tab/><text:tab/><text:tab/>si (tipo3 = float)</text:p>
      <text:p text:style-name="P15"><text:tab/><text:tab/><text:tab/><text:tab/><text:tab/><text:tab/> <text:s text:c="6"/>codPh1 || CastFloat || codP3 || menorIg</text:p>
      <text:p text:style-name="P15"><text:tab/><text:tab/><text:tab/><text:tab/><text:tab/><text:tab/>sino si (tipo3 = natural)</text:p>
      <text:p text:style-name="P15"><text:tab/><text:tab/><text:tab/><text:tab/><text:tab/><text:tab/> <text:s text:c="6"/>codPh1 || codP3 || CastInt || menorIg</text:p>
      <text:p text:style-name="P15"><text:tab/><text:tab/><text:tab/><text:tab/><text:tab/><text:tab/>sino</text:p>
      <text:p text:style-name="P15"><text:tab/><text:tab/><text:tab/><text:tab/><text:tab/><text:tab/> <text:s text:c="6"/>codPh1 || codP3 || menorIg</text:p>
      <text:p text:style-name="P15"><text:tab/><text:tab/><text:tab/><text:tab/><text:tab/>natural:</text:p>
      <text:p text:style-name="P15"><text:tab/><text:tab/><text:tab/><text:tab/><text:tab/><text:tab/>si (tipo3 = float)</text:p>
      <text:p text:style-name="P15"><text:tab/><text:tab/><text:tab/><text:tab/><text:tab/><text:tab/> <text:s text:c="6"/>codPh1 || CastFloat || codP3 || menorIg</text:p>
      <text:p text:style-name="P15"><text:tab/><text:tab/><text:tab/><text:tab/><text:tab/><text:tab/>sino si (tipo3 = entero)</text:p>
      <text:p text:style-name="P15"><text:tab/><text:tab/><text:tab/><text:tab/><text:tab/><text:tab/> <text:s text:c="6"/>codPh1 || CastInt || codP3 || menorIg</text:p>
      <text:p text:style-name="P15"><text:tab/><text:tab/><text:tab/><text:tab/><text:tab/><text:tab/>sino</text:p>
      <text:p text:style-name="P15"><text:tab/><text:tab/><text:tab/><text:tab/><text:tab/><text:tab/> <text:s text:c="6"/>codPh1 || codP3 || menorIg</text:p>
      <text:p text:style-name="P15"><text:tab/><text:tab/><text:tab/><text:tab/><text:tab/>otro:</text:p>
      <text:p text:style-name="P15"><text:tab/><text:tab/><text:tab/><text:tab/><text:tab/><text:tab/>codPh1 || codP3 || <text:s/>menorIg</text:p>
      <text:p text:style-name="P15"><text:tab/><text:tab/><text:tab/>mayor-ig</text:p>
      <text:p text:style-name="P15"><text:tab/><text:tab/><text:tab/><text:tab/>case (tipo1h)</text:p>
      <text:p text:style-name="P15"><text:tab/><text:tab/><text:tab/><text:tab/><text:tab/>float:</text:p>
      <text:p text:style-name="P15"><text:tab/><text:tab/><text:tab/><text:tab/><text:tab/><text:tab/>si (tipo3 = float)</text:p>
      <text:p text:style-name="P15"><text:tab/><text:tab/><text:tab/><text:tab/><text:tab/><text:tab/> <text:s text:c="6"/>codPh1 || codP3 || mayorIg</text:p>
      <text:p text:style-name="P15"><text:tab/><text:tab/><text:tab/><text:tab/><text:tab/><text:tab/>sino</text:p>
      <text:p text:style-name="P15"><text:tab/><text:tab/><text:tab/><text:tab/><text:tab/><text:tab/> <text:s text:c="6"/>codPh1 || codP3 || CastFloat || mayorIg</text:p>
      <text:p text:style-name="P15"><text:tab/><text:tab/><text:tab/><text:tab/><text:tab/>entero:</text:p>
      <text:p text:style-name="P15"><text:tab/><text:tab/><text:tab/><text:tab/><text:tab/><text:tab/>si (tipo3 = float)</text:p>
      <text:p text:style-name="P15"><text:tab/><text:tab/><text:tab/><text:tab/><text:tab/><text:tab/> <text:s text:c="6"/>codPh1 || CastFloat || codP3 || mayorIg</text:p>
      <text:p text:style-name="P15"><text:tab/><text:tab/><text:tab/><text:tab/><text:tab/><text:tab/>sino si (tipo3 = natural)</text:p>
      <text:p text:style-name="P15"><text:tab/><text:tab/><text:tab/><text:tab/><text:tab/><text:tab/> <text:s text:c="6"/>codPh1 || codP3 || CastInt || mayorIg</text:p>
      <text:p text:style-name="P15"><text:tab/><text:tab/><text:tab/><text:tab/><text:tab/><text:tab/>sino</text:p>
      <text:p text:style-name="P15"><text:tab/><text:tab/><text:tab/><text:tab/><text:tab/><text:tab/> <text:s text:c="6"/>codPh1 || codP3 || mayorIg</text:p>
      <text:p text:style-name="P15"><text:tab/><text:tab/><text:tab/><text:tab/><text:tab/>natural:</text:p>
      <text:p text:style-name="P15"><text:tab/><text:tab/><text:tab/><text:tab/><text:tab/><text:tab/>si (tipo3 = float)</text:p>
      <text:p text:style-name="P15"><text:tab/><text:tab/><text:tab/><text:tab/><text:tab/><text:tab/> <text:s text:c="6"/>codPh1 || CastFloat || codP3 || mayorIg</text:p>
      <text:p text:style-name="P15"><text:tab/><text:tab/><text:tab/><text:tab/><text:tab/><text:tab/>sino si (tipo3 = entero)</text:p>
      <text:p text:style-name="P15"><text:tab/><text:tab/><text:tab/><text:tab/><text:tab/><text:tab/> <text:s text:c="6"/>codPh1 || CastInt || codP3 || mayorIg</text:p>
      <text:p text:style-name="P15"><text:tab/><text:tab/><text:tab/><text:tab/><text:tab/><text:tab/>sino</text:p>
      <text:p text:style-name="P15"><text:tab/><text:tab/><text:tab/><text:tab/><text:tab/><text:tab/> <text:s text:c="6"/>codPh1 || codP3 || mayorIg</text:p>
      <text:p text:style-name="P15"><text:tab/><text:tab/><text:tab/><text:tab/><text:tab/>otro:</text:p>
      <text:p text:style-name="P15"><text:tab/><text:tab/><text:tab/><text:tab/><text:tab/><text:tab/>codPh1 || codP3 || <text:s/>mayorIg</text:p>
      <text:p text:style-name="P15"><text:tab/><text:tab/><text:tab/>igual</text:p>
      <text:p text:style-name="P15"><text:tab/><text:tab/><text:tab/><text:tab/>case (tipo1h)</text:p>
      <text:p text:style-name="P15"><text:tab/><text:tab/><text:tab/><text:tab/><text:tab/>float:</text:p>
      <text:p text:style-name="P15"><text:tab/><text:tab/><text:tab/><text:tab/><text:tab/><text:tab/>si (tipo3 = float)</text:p>
      <text:p text:style-name="P15"><text:tab/><text:tab/><text:tab/><text:tab/><text:tab/><text:tab/> <text:s text:c="6"/>codPh1 || codP3 || igual</text:p>
      <text:p text:style-name="P15"><text:tab/><text:tab/><text:tab/><text:tab/><text:tab/><text:tab/>sino</text:p>
      <text:p text:style-name="P15"><text:tab/><text:tab/><text:tab/><text:tab/><text:tab/><text:tab/> <text:s text:c="6"/>codPh1 || codP3 || CastFloat || igual</text:p>
      <text:p text:style-name="P15"><text:tab/><text:tab/><text:tab/><text:tab/><text:tab/>entero:</text:p>
      <text:p text:style-name="P15"><text:tab/><text:tab/><text:tab/><text:tab/><text:tab/><text:tab/>si (tipo3 = float)</text:p>
      <text:p text:style-name="P15"><text:soft-page-break/><text:tab/><text:tab/><text:tab/><text:tab/><text:tab/><text:tab/> <text:s text:c="6"/>codPh1 || CastFloat || codP3 || igual</text:p>
      <text:p text:style-name="P15"><text:tab/><text:tab/><text:tab/><text:tab/><text:tab/><text:tab/>sino si (tipo3 = natural)</text:p>
      <text:p text:style-name="P15"><text:tab/><text:tab/><text:tab/><text:tab/><text:tab/><text:tab/> <text:s text:c="6"/>codPh1 || codP3 || CastInt || igual</text:p>
      <text:p text:style-name="P15"><text:tab/><text:tab/><text:tab/><text:tab/><text:tab/><text:tab/>sino</text:p>
      <text:p text:style-name="P15"><text:tab/><text:tab/><text:tab/><text:tab/><text:tab/><text:tab/> <text:s text:c="6"/>codPh1 || codP3 || igual</text:p>
      <text:p text:style-name="P15"><text:tab/><text:tab/><text:tab/><text:tab/><text:tab/>natural:</text:p>
      <text:p text:style-name="P15"><text:tab/><text:tab/><text:tab/><text:tab/><text:tab/><text:tab/>si (tipo3 = float)</text:p>
      <text:p text:style-name="P15"><text:tab/><text:tab/><text:tab/><text:tab/><text:tab/><text:tab/> <text:s text:c="6"/>codPh1 || CastFloat || codP3 || igual</text:p>
      <text:p text:style-name="P15"><text:tab/><text:tab/><text:tab/><text:tab/><text:tab/><text:tab/>sino si (tipo3 = entero)</text:p>
      <text:p text:style-name="P15"><text:tab/><text:tab/><text:tab/><text:tab/><text:tab/><text:tab/> <text:s text:c="6"/>codPh1 || CastInt || codP3 || igual</text:p>
      <text:p text:style-name="P15"><text:tab/><text:tab/><text:tab/><text:tab/><text:tab/><text:tab/>sino</text:p>
      <text:p text:style-name="P15"><text:tab/><text:tab/><text:tab/><text:tab/><text:tab/><text:tab/> <text:s text:c="6"/>codPh1 || codP3 || igual</text:p>
      <text:p text:style-name="P15"><text:tab/><text:tab/><text:tab/><text:tab/><text:tab/>otro:</text:p>
      <text:p text:style-name="P15"><text:tab/><text:tab/><text:tab/><text:tab/><text:tab/><text:tab/>codPh1 || codP3 || <text:s/>igual</text:p>
      <text:p text:style-name="P15"><text:tab/><text:tab/><text:tab/>no-igual</text:p>
      <text:p text:style-name="P15"><text:tab/><text:tab/><text:tab/><text:tab/>case (tipo1h)</text:p>
      <text:p text:style-name="P15"><text:tab/><text:tab/><text:tab/><text:tab/><text:tab/>float:</text:p>
      <text:p text:style-name="P15"><text:tab/><text:tab/><text:tab/><text:tab/><text:tab/><text:tab/>si (tipo3 = float)</text:p>
      <text:p text:style-name="P15"><text:tab/><text:tab/><text:tab/><text:tab/><text:tab/><text:tab/> <text:s text:c="6"/>codPh1 || codP3 || no-igual</text:p>
      <text:p text:style-name="P15"><text:tab/><text:tab/><text:tab/><text:tab/><text:tab/><text:tab/>sino</text:p>
      <text:p text:style-name="P15"><text:tab/><text:tab/><text:tab/><text:tab/><text:tab/><text:tab/> <text:s text:c="6"/>codPh1 || codP3 || CastFloat || no-igual</text:p>
      <text:p text:style-name="P15"><text:tab/><text:tab/><text:tab/><text:tab/><text:tab/>entero:</text:p>
      <text:p text:style-name="P15"><text:tab/><text:tab/><text:tab/><text:tab/><text:tab/><text:tab/>si (tipo3 = float)</text:p>
      <text:p text:style-name="P15"><text:tab/><text:tab/><text:tab/><text:tab/><text:tab/><text:tab/> <text:s text:c="5"/>codPh1 || CastFloat || codP3 || no-igual</text:p>
      <text:p text:style-name="P15"><text:tab/><text:tab/><text:tab/><text:tab/><text:tab/><text:tab/>sino si (tipo3 = natural)</text:p>
      <text:p text:style-name="P15"><text:tab/><text:tab/><text:tab/><text:tab/><text:tab/><text:tab/> <text:s text:c="5"/>codPh1 || codP3 || CastInt || no-igual</text:p>
      <text:p text:style-name="P15"><text:tab/><text:tab/><text:tab/><text:tab/><text:tab/><text:tab/>sino</text:p>
      <text:p text:style-name="P15"><text:tab/><text:tab/><text:tab/><text:tab/><text:tab/><text:tab/> <text:s text:c="5"/>codPh1 || codP3 || no-igual</text:p>
      <text:p text:style-name="P15"><text:tab/><text:tab/><text:tab/><text:tab/><text:tab/>natural:</text:p>
      <text:p text:style-name="P15"><text:tab/><text:tab/><text:tab/><text:tab/><text:tab/><text:tab/>si (tipo3 = float)</text:p>
      <text:p text:style-name="P15"><text:tab/><text:tab/><text:tab/><text:tab/><text:tab/><text:tab/> <text:s text:c="5"/>codPh1 || CastFloat || codP3 || no-igual</text:p>
      <text:p text:style-name="P15"><text:tab/><text:tab/><text:tab/><text:tab/><text:tab/><text:tab/>sino si (tipo3 = entero)</text:p>
      <text:p text:style-name="P15"><text:tab/><text:tab/><text:tab/><text:tab/><text:tab/><text:tab/> <text:s text:c="5"/>codPh1 || CastInt || codP3 || no-igual</text:p>
      <text:p text:style-name="P15"><text:tab/><text:tab/><text:tab/><text:tab/><text:tab/><text:tab/>sino</text:p>
      <text:p text:style-name="P15"><text:tab/><text:tab/><text:tab/><text:tab/><text:tab/><text:tab/> <text:s text:c="5"/>codPh1 || codP3 || no-igual</text:p>
      <text:p text:style-name="P15"><text:tab/><text:tab/><text:tab/><text:tab/><text:tab/>otro:</text:p>
      <text:p text:style-name="P15"><text:tab/><text:tab/><text:tab/><text:tab/><text:tab/><text:tab/>codPh1 || codP3 || <text:s/>no-igual</text:p>
      <text:p text:style-name="P15"/>
      <text:p text:style-name="P15"><text:tab/>codJ1 ← <text:s/></text:p>
      <text:p text:style-name="P15"><text:tab/><text:tab/>case (op)</text:p>
      <text:p text:style-name="P15"><text:tab/><text:tab/><text:tab/>menor:</text:p>
      <text:p text:style-name="P15"><text:tab/><text:tab/><text:tab/><text:tab/>si (tipo1h = float)</text:p>
      <text:p text:style-name="P15"><text:tab/><text:tab/><text:tab/><text:tab/><text:tab/>si (tipo3 = float)</text:p>
      <text:p text:style-name="P15"><text:tab/><text:tab/><text:tab/><text:tab/><text:tab/><text:tab/>codJh1 || </text:p>
      <text:p text:style-name="P15"><text:tab/><text:tab/><text:tab/><text:tab/><text:tab/><text:tab/>codJ3 || </text:p>
      <text:p text:style-name="P15"><text:tab/><text:tab/><text:tab/><text:tab/><text:tab/><text:tab/>fcmpg || </text:p>
      <text:p text:style-name="P15"><text:tab/><text:tab/><text:tab/><text:tab/><text:tab/><text:tab/>if_ge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2f ||</text:p>
      <text:p text:style-name="P15"><text:tab/><text:tab/><text:tab/><text:tab/><text:tab/><text:tab/>fcmpg ||</text:p>
      <text:p text:style-name="P15"><text:tab/><text:tab/><text:tab/><text:tab/><text:tab/><text:tab/>if_ge +7</text:p>
      <text:p text:style-name="P15"><text:tab/><text:tab/><text:tab/><text:tab/><text:tab/><text:tab/>iconst_1</text:p>
      <text:p text:style-name="P15"><text:soft-page-break/><text:tab/><text:tab/><text:tab/><text:tab/><text:tab/><text:tab/>goto +4</text:p>
      <text:p text:style-name="P15"><text:tab/><text:tab/><text:tab/><text:tab/><text:tab/><text:tab/>iconst_0 <text:s/></text:p>
      <text:p text:style-name="P15"><text:tab/><text:tab/><text:tab/><text:tab/>sino</text:p>
      <text:p text:style-name="P15"><text:tab/><text:tab/><text:tab/><text:tab/><text:tab/>si(tipo3 = float)</text:p>
      <text:p text:style-name="P15"><text:tab/><text:tab/><text:tab/><text:tab/><text:tab/><text:tab/>codJh1 ||</text:p>
      <text:p text:style-name="P15"><text:tab/><text:tab/><text:tab/><text:tab/><text:tab/><text:tab/>i2f ||</text:p>
      <text:p text:style-name="P15"><text:tab/><text:tab/><text:tab/><text:tab/><text:tab/><text:tab/>codJ3 ||</text:p>
      <text:p text:style-name="P15"><text:tab/><text:tab/><text:tab/><text:tab/><text:tab/><text:tab/>fcmpg ||</text:p>
      <text:p text:style-name="P15"><text:tab/><text:tab/><text:tab/><text:tab/><text:tab/><text:tab/>if_ge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f_icmpge +7</text:p>
      <text:p text:style-name="P15"><text:tab/><text:tab/><text:tab/><text:tab/><text:tab/><text:tab/>iconst_1</text:p>
      <text:p text:style-name="P15"><text:tab/><text:tab/><text:tab/><text:tab/><text:tab/><text:tab/>goto +4</text:p>
      <text:p text:style-name="P15"><text:tab/><text:tab/><text:tab/><text:tab/><text:tab/><text:tab/>iconst_0</text:p>
      <text:p text:style-name="P15"><text:tab/><text:tab/><text:tab/>mayor</text:p>
      <text:p text:style-name="P15"><text:tab/><text:tab/><text:tab/><text:tab/>si (tipo1h = float)</text:p>
      <text:p text:style-name="P15"><text:tab/><text:tab/><text:tab/><text:tab/><text:tab/>si (tipo3 = float)</text:p>
      <text:p text:style-name="P15"><text:tab/><text:tab/><text:tab/><text:tab/><text:tab/><text:tab/>codJh1 || </text:p>
      <text:p text:style-name="P15"><text:tab/><text:tab/><text:tab/><text:tab/><text:tab/><text:tab/>codJ3 || </text:p>
      <text:p text:style-name="P15"><text:tab/><text:tab/><text:tab/><text:tab/><text:tab/><text:tab/>fcmpg || </text:p>
      <text:p text:style-name="P15"><text:tab/><text:tab/><text:tab/><text:tab/><text:tab/><text:tab/>if_le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2f ||</text:p>
      <text:p text:style-name="P15"><text:tab/><text:tab/><text:tab/><text:tab/><text:tab/><text:tab/>fcmpg ||</text:p>
      <text:p text:style-name="P15"><text:tab/><text:tab/><text:tab/><text:tab/><text:tab/><text:tab/>if_le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sino</text:p>
      <text:p text:style-name="P15"><text:tab/><text:tab/><text:tab/><text:tab/><text:tab/>si(tipo3 = float)</text:p>
      <text:p text:style-name="P15"><text:tab/><text:tab/><text:tab/><text:tab/><text:tab/><text:tab/>codJh1 ||</text:p>
      <text:p text:style-name="P15"><text:tab/><text:tab/><text:tab/><text:tab/><text:tab/><text:tab/>i2f ||</text:p>
      <text:p text:style-name="P15"><text:tab/><text:tab/><text:tab/><text:tab/><text:tab/><text:tab/>codJ3 ||</text:p>
      <text:p text:style-name="P15"><text:tab/><text:tab/><text:tab/><text:tab/><text:tab/><text:tab/>fcmpg ||</text:p>
      <text:p text:style-name="P15"><text:tab/><text:tab/><text:tab/><text:tab/><text:tab/><text:tab/>if_le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f_icmple +7</text:p>
      <text:p text:style-name="P15"><text:tab/><text:tab/><text:tab/><text:tab/><text:tab/><text:tab/>iconst_1</text:p>
      <text:p text:style-name="P15"><text:tab/><text:tab/><text:tab/><text:tab/><text:tab/><text:tab/>goto +4</text:p>
      <text:p text:style-name="P15"><text:tab/><text:tab/><text:tab/><text:tab/><text:tab/><text:tab/>iconst_0</text:p>
      <text:p text:style-name="P15"><text:tab/><text:tab/><text:tab/>menor-ig</text:p>
      <text:p text:style-name="P15"><text:tab/><text:tab/><text:tab/><text:tab/>si (tipo1h = float)</text:p>
      <text:p text:style-name="P15"><text:soft-page-break/><text:tab/><text:tab/><text:tab/><text:tab/><text:tab/>si (tipo3 = float)</text:p>
      <text:p text:style-name="P15"><text:tab/><text:tab/><text:tab/><text:tab/><text:tab/><text:tab/>codJh1 || </text:p>
      <text:p text:style-name="P15"><text:tab/><text:tab/><text:tab/><text:tab/><text:tab/><text:tab/>codJ3 || </text:p>
      <text:p text:style-name="P15"><text:tab/><text:tab/><text:tab/><text:tab/><text:tab/><text:tab/>fcmpg || </text:p>
      <text:p text:style-name="P15"><text:tab/><text:tab/><text:tab/><text:tab/><text:tab/><text:tab/>if_gt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2f ||</text:p>
      <text:p text:style-name="P15"><text:tab/><text:tab/><text:tab/><text:tab/><text:tab/><text:tab/>fcmpg ||</text:p>
      <text:p text:style-name="P15"><text:tab/><text:tab/><text:tab/><text:tab/><text:tab/><text:tab/>if_gt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sino</text:p>
      <text:p text:style-name="P15"><text:tab/><text:tab/><text:tab/><text:tab/><text:tab/>si(tipo3 = float)</text:p>
      <text:p text:style-name="P15"><text:tab/><text:tab/><text:tab/><text:tab/><text:tab/><text:tab/>codJh1 ||</text:p>
      <text:p text:style-name="P15"><text:tab/><text:tab/><text:tab/><text:tab/><text:tab/><text:tab/>i2f ||</text:p>
      <text:p text:style-name="P15"><text:tab/><text:tab/><text:tab/><text:tab/><text:tab/><text:tab/>codJ3 ||</text:p>
      <text:p text:style-name="P15"><text:tab/><text:tab/><text:tab/><text:tab/><text:tab/><text:tab/>fcmpg ||</text:p>
      <text:p text:style-name="P15"><text:tab/><text:tab/><text:tab/><text:tab/><text:tab/><text:tab/>if_gt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f_icmpgt +7</text:p>
      <text:p text:style-name="P15"><text:tab/><text:tab/><text:tab/><text:tab/><text:tab/><text:tab/>iconst_1</text:p>
      <text:p text:style-name="P15"><text:tab/><text:tab/><text:tab/><text:tab/><text:tab/><text:tab/>goto +4</text:p>
      <text:p text:style-name="P15"><text:tab/><text:tab/><text:tab/><text:tab/><text:tab/><text:tab/>iconst_0</text:p>
      <text:p text:style-name="P15"><text:tab/><text:tab/><text:tab/>mayor-ig</text:p>
      <text:p text:style-name="P15"><text:tab/><text:tab/><text:tab/><text:tab/>si (tipo1h = float)</text:p>
      <text:p text:style-name="P15"><text:tab/><text:tab/><text:tab/><text:tab/><text:tab/>si (tipo3 = float)</text:p>
      <text:p text:style-name="P15"><text:tab/><text:tab/><text:tab/><text:tab/><text:tab/><text:tab/>codJh1 || </text:p>
      <text:p text:style-name="P15"><text:tab/><text:tab/><text:tab/><text:tab/><text:tab/><text:tab/>codJ3 || </text:p>
      <text:p text:style-name="P15"><text:tab/><text:tab/><text:tab/><text:tab/><text:tab/><text:tab/>fcmpg || </text:p>
      <text:p text:style-name="P15"><text:tab/><text:tab/><text:tab/><text:tab/><text:tab/><text:tab/>if_lt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2f ||</text:p>
      <text:p text:style-name="P15"><text:tab/><text:tab/><text:tab/><text:tab/><text:tab/><text:tab/>fcmpg ||</text:p>
      <text:p text:style-name="P15"><text:tab/><text:tab/><text:tab/><text:tab/><text:tab/><text:tab/>if_lt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sino</text:p>
      <text:p text:style-name="P15"><text:tab/><text:tab/><text:tab/><text:tab/><text:tab/>si(tipo3 = float)</text:p>
      <text:p text:style-name="P15"><text:tab/><text:tab/><text:tab/><text:tab/><text:tab/><text:tab/>codJh1 ||</text:p>
      <text:p text:style-name="P15"><text:tab/><text:tab/><text:tab/><text:tab/><text:tab/><text:tab/>i2f ||</text:p>
      <text:p text:style-name="P15"><text:soft-page-break/><text:tab/><text:tab/><text:tab/><text:tab/><text:tab/><text:tab/>codJ3 ||</text:p>
      <text:p text:style-name="P15"><text:tab/><text:tab/><text:tab/><text:tab/><text:tab/><text:tab/>fcmpg ||</text:p>
      <text:p text:style-name="P15"><text:tab/><text:tab/><text:tab/><text:tab/><text:tab/><text:tab/>if_lt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f_icmplt +7</text:p>
      <text:p text:style-name="P15"><text:tab/><text:tab/><text:tab/><text:tab/><text:tab/><text:tab/>iconst_1</text:p>
      <text:p text:style-name="P15"><text:tab/><text:tab/><text:tab/><text:tab/><text:tab/><text:tab/>goto +4</text:p>
      <text:p text:style-name="P15"><text:tab/><text:tab/><text:tab/><text:tab/><text:tab/><text:tab/>iconst_0</text:p>
      <text:p text:style-name="P15"><text:tab/><text:tab/><text:tab/>igual</text:p>
      <text:p text:style-name="P15"><text:tab/><text:tab/><text:tab/><text:tab/>si (tipo1h = float)</text:p>
      <text:p text:style-name="P15"><text:tab/><text:tab/><text:tab/><text:tab/><text:tab/>si (tipo3 = float)</text:p>
      <text:p text:style-name="P15"><text:tab/><text:tab/><text:tab/><text:tab/><text:tab/><text:tab/>codJh1 || </text:p>
      <text:p text:style-name="P15"><text:tab/><text:tab/><text:tab/><text:tab/><text:tab/><text:tab/>codJ3 || </text:p>
      <text:p text:style-name="P15"><text:tab/><text:tab/><text:tab/><text:tab/><text:tab/><text:tab/>fcmpg || </text:p>
      <text:p text:style-name="P15"><text:tab/><text:tab/><text:tab/><text:tab/><text:tab/><text:tab/>if_ne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2f ||</text:p>
      <text:p text:style-name="P15"><text:tab/><text:tab/><text:tab/><text:tab/><text:tab/><text:tab/>fcmpg ||</text:p>
      <text:p text:style-name="P15"><text:tab/><text:tab/><text:tab/><text:tab/><text:tab/><text:tab/>if_ne +7</text:p>
      <text:p text:style-name="P15"><text:tab/><text:tab/><text:tab/><text:tab/><text:tab/><text:tab/>iconst_1</text:p>
      <text:p text:style-name="P15"><text:tab/><text:tab/><text:tab/><text:tab/><text:tab/><text:tab/>goto +4</text:p>
      <text:p text:style-name="P15"><text:tab/><text:tab/><text:tab/><text:tab/><text:tab/><text:tab/>iconst_0 <text:s/></text:p>
      <text:p text:style-name="P15"><text:tab/><text:tab/><text:tab/><text:tab/>sino</text:p>
      <text:p text:style-name="P15"><text:tab/><text:tab/><text:tab/><text:tab/><text:tab/>si(tipo3 = float)</text:p>
      <text:p text:style-name="P15"><text:tab/><text:tab/><text:tab/><text:tab/><text:tab/><text:tab/>codJh1 ||</text:p>
      <text:p text:style-name="P15"><text:tab/><text:tab/><text:tab/><text:tab/><text:tab/><text:tab/>i2f ||</text:p>
      <text:p text:style-name="P15"><text:tab/><text:tab/><text:tab/><text:tab/><text:tab/><text:tab/>codJ3 ||</text:p>
      <text:p text:style-name="P15"><text:tab/><text:tab/><text:tab/><text:tab/><text:tab/><text:tab/>fcmpg ||</text:p>
      <text:p text:style-name="P15"><text:tab/><text:tab/><text:tab/><text:tab/><text:tab/><text:tab/>if_ne +7 ||</text:p>
      <text:p text:style-name="P15"><text:tab/><text:tab/><text:tab/><text:tab/><text:tab/><text:tab/>iconst_1 ||</text:p>
      <text:p text:style-name="P15"><text:tab/><text:tab/><text:tab/><text:tab/><text:tab/><text:tab/>goto +4 ||</text:p>
      <text:p text:style-name="P15"><text:tab/><text:tab/><text:tab/><text:tab/><text:tab/><text:tab/>iconst_0 <text:s/></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f_icmpne +7 ||</text:p>
      <text:p text:style-name="P15"><text:tab/><text:tab/><text:tab/><text:tab/><text:tab/><text:tab/>iconst_1 ||</text:p>
      <text:p text:style-name="P15"><text:tab/><text:tab/><text:tab/><text:tab/><text:tab/><text:tab/>goto +4 ||</text:p>
      <text:p text:style-name="P15"><text:tab/><text:tab/><text:tab/><text:tab/><text:tab/><text:tab/>iconst_0</text:p>
      <text:p text:style-name="P15"><text:tab/><text:tab/><text:tab/>no-igual</text:p>
      <text:p text:style-name="P15"><text:tab/><text:tab/><text:tab/><text:tab/>si (tipo1h = float)</text:p>
      <text:p text:style-name="P15"><text:tab/><text:tab/><text:tab/><text:tab/><text:tab/>si (tipo3 = float)</text:p>
      <text:p text:style-name="P15"><text:tab/><text:tab/><text:tab/><text:tab/><text:tab/><text:tab/>codJh1 || </text:p>
      <text:p text:style-name="P15"><text:tab/><text:tab/><text:tab/><text:tab/><text:tab/><text:tab/>codJ3 || </text:p>
      <text:p text:style-name="P15"><text:tab/><text:tab/><text:tab/><text:tab/><text:tab/><text:tab/>fcmpg || </text:p>
      <text:p text:style-name="P15"><text:tab/><text:tab/><text:tab/><text:tab/><text:tab/><text:tab/>if_eq +7 ||</text:p>
      <text:p text:style-name="P15"><text:tab/><text:tab/><text:tab/><text:tab/><text:tab/><text:tab/>iconst_1 ||</text:p>
      <text:p text:style-name="P15"><text:soft-page-break/><text:tab/><text:tab/><text:tab/><text:tab/><text:tab/><text:tab/>goto +4 ||</text:p>
      <text:p text:style-name="P15"><text:tab/><text:tab/><text:tab/><text:tab/><text:tab/><text:tab/>iconst_0</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2f ||</text:p>
      <text:p text:style-name="P15"><text:tab/><text:tab/><text:tab/><text:tab/><text:tab/><text:tab/>fcmpg ||</text:p>
      <text:p text:style-name="P15"><text:tab/><text:tab/><text:tab/><text:tab/><text:tab/><text:tab/>if_eq +7 ||</text:p>
      <text:p text:style-name="P15"><text:tab/><text:tab/><text:tab/><text:tab/><text:tab/><text:tab/>iconst_1 ||</text:p>
      <text:p text:style-name="P15"><text:tab/><text:tab/><text:tab/><text:tab/><text:tab/><text:tab/>goto +4 ||</text:p>
      <text:p text:style-name="P15"><text:tab/><text:tab/><text:tab/><text:tab/><text:tab/><text:tab/>iconst_0</text:p>
      <text:p text:style-name="P15"><text:tab/><text:tab/><text:tab/><text:tab/>sino</text:p>
      <text:p text:style-name="P15"><text:tab/><text:tab/><text:tab/><text:tab/><text:tab/>si(tipo3 = float)</text:p>
      <text:p text:style-name="P15"><text:tab/><text:tab/><text:tab/><text:tab/><text:tab/><text:tab/>codJh1 ||</text:p>
      <text:p text:style-name="P15"><text:tab/><text:tab/><text:tab/><text:tab/><text:tab/><text:tab/>i2f ||</text:p>
      <text:p text:style-name="P15"><text:tab/><text:tab/><text:tab/><text:tab/><text:tab/><text:tab/>codJ3 ||</text:p>
      <text:p text:style-name="P15"><text:tab/><text:tab/><text:tab/><text:tab/><text:tab/><text:tab/>fcmpg ||</text:p>
      <text:p text:style-name="P15"><text:tab/><text:tab/><text:tab/><text:tab/><text:tab/><text:tab/>if_eq +7 ||</text:p>
      <text:p text:style-name="P15"><text:tab/><text:tab/><text:tab/><text:tab/><text:tab/><text:tab/>iconst_1 ||</text:p>
      <text:p text:style-name="P15"><text:tab/><text:tab/><text:tab/><text:tab/><text:tab/><text:tab/>goto +4 ||</text:p>
      <text:p text:style-name="P15"><text:tab/><text:tab/><text:tab/><text:tab/><text:tab/><text:tab/>iconst_0</text:p>
      <text:p text:style-name="P15"><text:tab/><text:tab/><text:tab/><text:tab/><text:tab/>sino</text:p>
      <text:p text:style-name="P15"><text:tab/><text:tab/><text:tab/><text:tab/><text:tab/><text:tab/>codJh1 ||</text:p>
      <text:p text:style-name="P15"><text:tab/><text:tab/><text:tab/><text:tab/><text:tab/><text:tab/>codJ3 ||</text:p>
      <text:p text:style-name="P15"><text:tab/><text:tab/><text:tab/><text:tab/><text:tab/><text:tab/>if_icmpeq +7 ||</text:p>
      <text:p text:style-name="P15"><text:tab/><text:tab/><text:tab/><text:tab/><text:tab/><text:tab/>iconst_1 ||</text:p>
      <text:p text:style-name="P15"><text:tab/><text:tab/><text:tab/><text:tab/><text:tab/><text:tab/>goto +4 ||</text:p>
      <text:p text:style-name="P15"><text:tab/><text:tab/><text:tab/><text:tab/><text:tab/><text:tab/>iconst_0</text:p>
      <text:p text:style-name="P15"><text:tab/>}</text:p>
      <text:p text:style-name="P11"/>
      <text:p text:style-name="P16">ExpresiónNiv1(out: tipo1, codP1, codJ1) → </text:p>
      <text:p text:style-name="P16"><text:tab/></text:p>
      <text:p text:style-name="P16"><text:tab/>ExpresiónNiv2(out: <text:s/>tipo2, codP2, codJ2) </text:p>
      <text:p text:style-name="P16"><text:tab/><text:span text:style-name="T2">{</text:span></text:p>
      <text:p text:style-name="P17"><text:tab/>tipoh3 ← tipo2</text:p>
      <text:p text:style-name="P17"><text:tab/>codPh3 ← codP2</text:p>
      <text:p text:style-name="P17"><text:tab/>codJh3 ← codJ2</text:p>
      <text:p text:style-name="P17"><text:tab/>}</text:p>
      <text:p text:style-name="P16"><text:tab/>ExpresiónNiv1Rec(in: tipoh3, codPh3, codJh3; out: tipo3, codP3,codJ3)</text:p>
      <text:p text:style-name="P16"><text:tab/><text:span text:style-name="T2">{</text:span><text:tab/></text:p>
      <text:p text:style-name="P16"><text:tab/><text:span text:style-name="T2">tipo1 ← tipo3</text:span></text:p>
      <text:p text:style-name="P17"><text:tab/>codP1 ← codP3</text:p>
      <text:p text:style-name="P17"><text:tab/>codJ1 ← codJ3</text:p>
      <text:p text:style-name="P17"><text:tab/>}</text:p>
      <text:p text:style-name="P17"/>
      <text:p text:style-name="P16">ExpresiónNiv1Rec(in: tipoh1, codPh1, codJh1; out: tipo1, codP1,codJ1) → λ</text:p>
      <text:p text:style-name="P16"><text:tab/><text:span text:style-name="T2">{</text:span></text:p>
      <text:p text:style-name="P17"><text:tab/>tipo1 ← tipoh1</text:p>
      <text:p text:style-name="P17"><text:tab/>codP1 ← codPh1</text:p>
      <text:p text:style-name="P17"><text:tab/>codJ1 ← codJh1</text:p>
      <text:p text:style-name="P17"><text:tab/>}</text:p>
      <text:p text:style-name="P16">ExpresiónNiv1Rec(in: tipoh1, codPh1, codJh1; out: tipo1, codP1,codJ1) → </text:p>
      <text:p text:style-name="P16"><text:tab/>OpNiv1 (out: op2)</text:p>
      <text:p text:style-name="P16"><text:tab/>ExpresiónNiv2 (out: tipo3, codP3, codJ3)</text:p>
      <text:p text:style-name="P16"><text:tab/><text:span text:style-name="T2">{</text:span></text:p>
      <text:p text:style-name="P17"><text:tab/>tipoh4 = </text:p>
      <text:p text:style-name="P17"><text:tab/><text:tab/>si (tipoh1 = error v tipo3 = error v</text:p>
      <text:p text:style-name="P17"><text:soft-page-break/><text:tab/><text:tab/> <text:s text:c="4"/>tipoh1 = char v tipo3 = char v</text:p>
      <text:p text:style-name="P17"><text:tab/><text:tab/> <text:s text:c="4"/>(tipoh1 = boolean ᴧ tipo3 =/= boolean) v</text:p>
      <text:p text:style-name="P17"><text:tab/> <text:s text:c="18"/>(tipoh1 =/= boolean ᴧ tipo3 = boolean))</text:p>
      <text:p text:style-name="P17"><text:tab/><text:tab/><text:tab/>error</text:p>
      <text:p text:style-name="P17"><text:tab/><text:tab/>sino case (op2)</text:p>
      <text:p text:style-name="P17"><text:tab/><text:tab/><text:tab/>suma,resta: </text:p>
      <text:p text:style-name="P17"><text:tab/><text:tab/><text:tab/> <text:s text:c="8"/>si (tipoh1=float v tipo3 = float)</text:p>
      <text:p text:style-name="P17"><text:tab/><text:tab/><text:tab/><text:tab/>float</text:p>
      <text:p text:style-name="P17"><text:tab/><text:tab/><text:tab/> <text:s text:c="8"/>sino si (tipoh1 =integer v tipo3 = integer)</text:p>
      <text:p text:style-name="P17"><text:tab/><text:tab/><text:tab/><text:tab/> integer</text:p>
      <text:p text:style-name="P17"><text:tab/><text:tab/><text:tab/> <text:s text:c="8"/>sino si (tipoh1 =natural ᴧ tipo3 = natural)</text:p>
      <text:p text:style-name="P17"><text:tab/><text:tab/><text:tab/><text:tab/> natural</text:p>
      <text:p text:style-name="P17"><text:tab/><text:tab/><text:tab/> <text:s text:c="16"/>sino error</text:p>
      <text:p text:style-name="P17"><text:tab/><text:tab/><text:tab/>o: <text:s/></text:p>
      <text:p text:style-name="P17"><text:tab/><text:tab/><text:tab/> <text:s text:c="8"/>si (tipoh1 = boolean ᴧ tipo3 = boolean)</text:p>
      <text:p text:style-name="P17"><text:tab/><text:tab/><text:tab/><text:tab/> <text:s text:c="3"/>boolean</text:p>
      <text:p text:style-name="P17"><text:tab/><text:tab/><text:tab/> <text:s text:c="8"/>sino error</text:p>
      <text:p text:style-name="P15"><text:tab/></text:p>
      <text:p text:style-name="P15"><text:tab/>codPh4 ← <text:s/>case (op2)</text:p>
      <text:p text:style-name="P15"><text:tab/><text:tab/><text:tab/>suma:</text:p>
      <text:p text:style-name="P13"><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sumar</text:p>
      <text:p text:style-name="P13"><text:tab/><text:tab/><text:tab/><text:tab/><text:tab/><text:tab/>sino </text:p>
      <text:p text:style-name="P13"><text:tab/><text:tab/><text:tab/><text:tab/><text:tab/><text:tab/><text:tab/>codPh1 || codP3 || CastFloat || sumar</text:p>
      <text:p text:style-name="P13"><text:tab/><text:tab/><text:tab/><text:tab/><text:tab/>entero:</text:p>
      <text:p text:style-name="P13"><text:tab/><text:tab/><text:tab/><text:tab/><text:tab/><text:tab/>si (tipo3 = float)</text:p>
      <text:p text:style-name="P13"><text:tab/><text:tab/><text:tab/><text:tab/><text:tab/><text:tab/><text:tab/>codPh1 || CastFloat || codP3 || sumar</text:p>
      <text:p text:style-name="P13"><text:tab/><text:tab/><text:tab/><text:tab/><text:tab/><text:tab/>sino si (tipo3 = natural)</text:p>
      <text:p text:style-name="P13"><text:tab/><text:tab/><text:tab/><text:tab/><text:tab/><text:tab/><text:tab/>codPh1 || codP3 || CastInt || sumar</text:p>
      <text:p text:style-name="P13"><text:tab/><text:tab/><text:tab/><text:tab/><text:tab/><text:tab/>sino </text:p>
      <text:p text:style-name="P13"><text:tab/><text:tab/><text:tab/><text:tab/><text:tab/><text:tab/><text:tab/>codPh1 || codP3 || sumar</text:p>
      <text:p text:style-name="P13"><text:tab/><text:tab/><text:tab/><text:tab/><text:tab/>natural:</text:p>
      <text:p text:style-name="P13"><text:tab/><text:tab/><text:tab/><text:tab/><text:tab/><text:tab/>si (tipo3 = float)</text:p>
      <text:p text:style-name="P13"><text:tab/><text:tab/><text:tab/><text:tab/><text:tab/><text:tab/><text:tab/>codPh1 || CastFloat || codP3 || sumar</text:p>
      <text:p text:style-name="P13"><text:tab/><text:tab/><text:tab/><text:tab/><text:tab/><text:tab/>sino si (tipo3 = entero)</text:p>
      <text:p text:style-name="P13"><text:tab/><text:tab/><text:tab/><text:tab/><text:tab/><text:tab/><text:tab/>codPh1 || CastInt || codP3 || <text:s/>sumar</text:p>
      <text:p text:style-name="P13"><text:tab/><text:tab/><text:tab/><text:tab/><text:tab/><text:tab/>sino </text:p>
      <text:p text:style-name="P13"><text:tab/><text:tab/><text:tab/><text:tab/><text:tab/><text:tab/><text:tab/>codPh1 || codP3 || sumar</text:p>
      <text:p text:style-name="P15"><text:tab/><text:tab/><text:tab/>resta:</text:p>
      <text:p text:style-name="P13"><text:tab/><text:tab/><text:tab/><text:tab/>case (tipoh1)</text:p>
      <text:p text:style-name="P13"><text:tab/><text:tab/><text:tab/><text:tab/><text:tab/>float:</text:p>
      <text:p text:style-name="P13"><text:tab/><text:tab/><text:tab/><text:tab/><text:tab/><text:tab/>si(ExpresionNiv2 .tipo = float)</text:p>
      <text:p text:style-name="P13"><text:tab/><text:tab/><text:tab/><text:tab/><text:tab/><text:tab/><text:tab/>codPh1 || codP3 || restar</text:p>
      <text:p text:style-name="P13"><text:tab/><text:tab/><text:tab/><text:tab/><text:tab/><text:tab/>sino </text:p>
      <text:p text:style-name="P13"><text:tab/><text:tab/><text:tab/><text:tab/><text:tab/><text:tab/><text:tab/>codPh1 || codP3 || CastFloat || restar</text:p>
      <text:p text:style-name="P13"><text:tab/><text:tab/><text:tab/><text:tab/><text:tab/>entero:</text:p>
      <text:p text:style-name="P13"><text:tab/><text:tab/><text:tab/><text:tab/><text:tab/><text:tab/>si (tipo3 = float)</text:p>
      <text:p text:style-name="P13"><text:tab/><text:tab/><text:tab/><text:tab/><text:tab/><text:tab/><text:tab/>codPh1 || CastFloat || codP3 || restar</text:p>
      <text:p text:style-name="P13"><text:tab/><text:tab/><text:tab/><text:tab/><text:tab/><text:tab/>sino si (tipo3 = natural)</text:p>
      <text:p text:style-name="P13"><text:tab/><text:tab/><text:tab/><text:tab/><text:tab/><text:tab/><text:tab/>codPh1 || codP3 || CastInt || restar</text:p>
      <text:p text:style-name="P13"><text:tab/><text:tab/><text:tab/><text:tab/><text:tab/><text:tab/>sino </text:p>
      <text:p text:style-name="P13"><text:tab/><text:tab/><text:tab/><text:tab/><text:tab/><text:tab/><text:tab/>codPh1 || codP3 || restar</text:p>
      <text:p text:style-name="P13"><text:tab/><text:tab/><text:tab/><text:tab/><text:tab/>natural:</text:p>
      <text:p text:style-name="P13"><text:tab/><text:tab/><text:tab/><text:tab/><text:tab/><text:tab/>si (tipo3 = float)</text:p>
      <text:p text:style-name="P13"><text:tab/><text:tab/><text:tab/><text:tab/><text:tab/><text:tab/><text:tab/>codPh1 || CastFloat || codP3 || restar</text:p>
      <text:p text:style-name="P13"><text:soft-page-break/><text:tab/><text:tab/><text:tab/><text:tab/><text:tab/><text:tab/>sino si (tipo3 = entero)</text:p>
      <text:p text:style-name="P13"><text:tab/><text:tab/><text:tab/><text:tab/><text:tab/><text:tab/><text:tab/>codPh1 || CastInt || codP3 || <text:s/>restar</text:p>
      <text:p text:style-name="P13"><text:tab/><text:tab/><text:tab/><text:tab/><text:tab/><text:tab/>sino </text:p>
      <text:p text:style-name="P13"><text:tab/><text:tab/><text:tab/><text:tab/><text:tab/><text:tab/><text:tab/>codPh1 || codP3 || restar</text:p>
      <text:p text:style-name="P15"><text:tab/><text:tab/><text:tab/>o:</text:p>
      <text:p text:style-name="P15"><text:tab/><text:tab/><text:tab/><text:tab/>codPh1 || codP3 || o<text:tab/><text:tab/></text:p>
      <text:p text:style-name="P15"/>
      <text:p text:style-name="P15"><text:tab/>codJh4 =</text:p>
      <text:p text:style-name="P15"><text:tab/><text:tab/>case (op2)</text:p>
      <text:p text:style-name="P15"><text:tab/><text:tab/><text:tab/>suma:</text:p>
      <text:p text:style-name="P15"><text:tab/><text:tab/><text:tab/><text:tab/>si (tipoh1 = float)</text:p>
      <text:p text:style-name="P15"><text:tab/><text:tab/><text:tab/><text:tab/><text:tab/>si(tipo3 = float)</text:p>
      <text:p text:style-name="P15"><text:tab/><text:tab/><text:tab/><text:tab/><text:tab/><text:tab/> codJh1 || codJ3 || fadd</text:p>
      <text:p text:style-name="P15"><text:tab/><text:tab/><text:tab/><text:tab/><text:tab/>sino</text:p>
      <text:p text:style-name="P15"><text:tab/><text:tab/><text:tab/><text:tab/><text:tab/><text:tab/> codJh1 || codJ3 || i2f || fadd</text:p>
      <text:p text:style-name="P15"><text:tab/><text:tab/><text:tab/><text:tab/>sino</text:p>
      <text:p text:style-name="P15"><text:tab/><text:tab/><text:tab/><text:tab/><text:tab/>si(tipo3 = float)</text:p>
      <text:p text:style-name="P15"><text:tab/><text:tab/><text:tab/><text:tab/><text:tab/><text:tab/> codJh1 || i2f || codJ3 || fadd</text:p>
      <text:p text:style-name="P15"><text:tab/><text:tab/><text:tab/><text:tab/><text:tab/>sino</text:p>
      <text:p text:style-name="P15"><text:tab/><text:tab/><text:tab/><text:tab/><text:tab/><text:tab/> codJh1 || codJ3 || iadd</text:p>
      <text:p text:style-name="P15"><text:tab/><text:tab/><text:tab/>resta:</text:p>
      <text:p text:style-name="P15"><text:tab/><text:tab/><text:tab/><text:tab/>si (tipoh1 = float)</text:p>
      <text:p text:style-name="P15"><text:tab/><text:tab/><text:tab/><text:tab/><text:tab/>si(tipo3 = float)</text:p>
      <text:p text:style-name="P15"><text:tab/><text:tab/><text:tab/><text:tab/><text:tab/><text:tab/> codJh1 || codJ3 || fsub</text:p>
      <text:p text:style-name="P15"><text:tab/><text:tab/><text:tab/><text:tab/><text:tab/>sino</text:p>
      <text:p text:style-name="P15"><text:tab/><text:tab/><text:tab/><text:tab/><text:tab/><text:tab/> codJh1 || codJ3 || i2f || fsub</text:p>
      <text:p text:style-name="P15"><text:tab/><text:tab/><text:tab/><text:tab/>sino</text:p>
      <text:p text:style-name="P15"><text:tab/><text:tab/><text:tab/><text:tab/><text:tab/>si(tipo3 = float)</text:p>
      <text:p text:style-name="P15"><text:tab/><text:tab/><text:tab/><text:tab/><text:tab/><text:tab/> codJh1 || i2f || codJ3 || fsub</text:p>
      <text:p text:style-name="P15"><text:tab/><text:tab/><text:tab/><text:tab/><text:tab/>sino</text:p>
      <text:p text:style-name="P15"><text:tab/><text:tab/><text:tab/><text:tab/><text:tab/><text:tab/> codJh1 || codJ3 || isub</text:p>
      <text:p text:style-name="P15"><text:tab/><text:tab/><text:tab/>o:</text:p>
      <text:p text:style-name="P15"><text:tab/><text:tab/><text:tab/><text:tab/>codJh1 ||</text:p>
      <text:p text:style-name="P15"><text:tab/><text:tab/><text:tab/><text:tab/>ifne +7 ||</text:p>
      <text:p text:style-name="P15"><text:tab/><text:tab/><text:tab/><text:tab/>codJ3 ||</text:p>
      <text:p text:style-name="P15"><text:tab/><text:tab/><text:tab/><text:tab/>ifeq +7 ||</text:p>
      <text:p text:style-name="P15"><text:tab/><text:tab/><text:tab/><text:tab/>iconst_1 ||</text:p>
      <text:p text:style-name="P15"><text:tab/><text:tab/><text:tab/><text:tab/>goto +4 ||</text:p>
      <text:p text:style-name="P17"><text:tab/><text:tab/><text:tab/><text:tab/>iconst_0</text:p>
      <text:p text:style-name="P17"><text:tab/>}</text:p>
      <text:p text:style-name="P16"><text:tab/>ExpresiónNiv1Rec(in: tipoh4, codPh4, codJh4; out: tipo4, codP4,codJ4)</text:p>
      <text:p text:style-name="P16"><text:tab/><text:span text:style-name="T2">{</text:span></text:p>
      <text:p text:style-name="P17"><text:tab/>tipo1 ← tipo4</text:p>
      <text:p text:style-name="P17"><text:tab/>codP1 ← codP4</text:p>
      <text:p text:style-name="P17"><text:tab/>codJ1 ← codJ4</text:p>
      <text:p text:style-name="P11"><text:tab/>}</text:p>
      <text:p text:style-name="P11"/>
      <text:p text:style-name="P11"/>
      <text:p text:style-name="P16">ExpresiónNiv2(out: tipo1, codP1, codJ1) → </text:p>
      <text:p text:style-name="P16"><text:tab/>ExpresiónNiv3(out: tipo2, codP2, codJ2)</text:p>
      <text:p text:style-name="P16"><text:tab/><text:span text:style-name="T2">{</text:span></text:p>
      <text:p text:style-name="P17"><text:tab/>tipoh3 ← tipo2</text:p>
      <text:p text:style-name="P17"><text:tab/>codPh3 ← codP2</text:p>
      <text:p text:style-name="P17"><text:tab/>codJh3 ← codJ2</text:p>
      <text:p text:style-name="P17"><text:tab/>}</text:p>
      <text:p text:style-name="P16"><text:tab/>ExpresiónNiv2Rec(in: tipoh3, codPh3, codJh3; out: tipo3, codP3, codJ3)</text:p>
      <text:p text:style-name="P16"><text:tab/><text:span text:style-name="T2">{</text:span></text:p>
      <text:p text:style-name="P17"><text:soft-page-break/><text:tab/>tipo1 ← tipo3</text:p>
      <text:p text:style-name="P17"><text:tab/>codP1 ← codP3</text:p>
      <text:p text:style-name="P17"><text:tab/>codJ1 ← codJ3</text:p>
      <text:p text:style-name="P17"><text:tab/>}</text:p>
      <text:p text:style-name="P17"/>
      <text:p text:style-name="P16">ExpresiónNiv2Rec(in: tipoh1, codPh1, codJh1; out: tipo1, codP1, codJ1) → λ</text:p>
      <text:p text:style-name="P16"><text:tab/><text:span text:style-name="T2">{</text:span></text:p>
      <text:p text:style-name="P17"><text:tab/>tipo1 ← tipoh1</text:p>
      <text:p text:style-name="P17"><text:tab/>codP1 ← codPh1</text:p>
      <text:p text:style-name="P17"><text:tab/>codJ1 ← codJh1</text:p>
      <text:p text:style-name="P17"><text:tab/>}</text:p>
      <text:p text:style-name="P16"/>
      <text:p text:style-name="P16">ExpresiónNiv2Rec(in: tipoh1, codPh1, codJh1; out: tipo1, codP1, codJ1) → </text:p>
      <text:p text:style-name="P16"><text:tab/>OpNiv2(out: op2)</text:p>
      <text:p text:style-name="P16"><text:tab/>ExpresiónNiv3(out: tipo3, codP3, codJ3)</text:p>
      <text:p text:style-name="P16"><text:tab/><text:span text:style-name="T2">{</text:span></text:p>
      <text:p text:style-name="P17"><text:tab/>tipoh4 ← </text:p>
      <text:p text:style-name="P17"><text:tab/><text:tab/>si (tipoh1 = error v tipo3 = error v</text:p>
      <text:p text:style-name="P17"><text:s text:c="22"/>tipoh1 = character v tipo3 = character v</text:p>
      <text:p text:style-name="P17"><text:tab/><text:tab/> <text:s text:c="3"/>(tipoh1 = boolean ᴧ tipo3 =/= boolean v</text:p>
      <text:p text:style-name="P17"><text:tab/><text:tab/> <text:s text:c="3"/>(tipoh1 =/= boolean ᴧ tipo3 = boolean))</text:p>
      <text:p text:style-name="P17"><text:tab/><text:tab/> <text:s text:c="9"/>error</text:p>
      <text:p text:style-name="P17"><text:tab/><text:tab/>sino case (op2)</text:p>
      <text:p text:style-name="P17"><text:tab/><text:tab/><text:tab/>multiplica,divide: </text:p>
      <text:p text:style-name="P17"><text:tab/><text:tab/><text:tab/> <text:s text:c="8"/>si (tipoh1=float v tipo3 = float)</text:p>
      <text:p text:style-name="P17"><text:tab/><text:tab/><text:tab/><text:tab/> <text:s text:c="3"/>float</text:p>
      <text:p text:style-name="P17"><text:tab/><text:tab/><text:tab/> <text:s text:c="8"/>sino si (tipoh1 =integer v tipo3 = integer)</text:p>
      <text:p text:style-name="P17"><text:tab/><text:tab/><text:tab/><text:tab/><text:tab/>integer</text:p>
      <text:p text:style-name="P17"><text:tab/><text:tab/><text:tab/> <text:s text:c="8"/>sino si (tipoh1 =natural ᴧ tipo3=natural)</text:p>
      <text:p text:style-name="P17"><text:tab/><text:tab/><text:tab/><text:tab/> <text:s/>natural</text:p>
      <text:p text:style-name="P17"><text:tab/><text:tab/><text:tab/> <text:s text:c="6"/>sino error</text:p>
      <text:p text:style-name="P17"><text:tab/><text:tab/><text:tab/>modulo:</text:p>
      <text:p text:style-name="P17"><text:tab/><text:tab/><text:tab/> <text:s text:c="8"/>si (tipo3 = natural ᴧ</text:p>
      <text:p text:style-name="P17"><text:tab/><text:tab/><text:tab/><text:tab/>(tipoh1=natural v tipoh1=integer))<text:tab/></text:p>
      <text:p text:style-name="P17"><text:tab/><text:tab/><text:tab/><text:tab/> <text:s text:c="5"/>tipoh1</text:p>
      <text:p text:style-name="P17"><text:tab/><text:tab/><text:tab/> <text:s text:c="8"/>sino <text:s text:c="4"/>error</text:p>
      <text:p text:style-name="P17"><text:tab/><text:tab/><text:tab/>y: <text:s/></text:p>
      <text:p text:style-name="P17"><text:tab/><text:tab/><text:tab/> <text:s text:c="8"/>si (tipoh1 = boolean ᴧ tipo3 = boolean)</text:p>
      <text:p text:style-name="P17"><text:tab/><text:tab/><text:tab/><text:tab/> <text:s text:c="3"/>boolean</text:p>
      <text:p text:style-name="P17"><text:tab/><text:tab/><text:tab/> <text:s text:c="8"/>sino error</text:p>
      <text:p text:style-name="P17"><text:tab/></text:p>
      <text:p text:style-name="P11"><text:tab/>codPh4 ← <text:s/></text:p>
      <text:p text:style-name="P13"><text:tab/><text:tab/>case(op2)</text:p>
      <text:p text:style-name="P13"><text:tab/><text:tab/><text:tab/>Multiplica:</text:p>
      <text:p text:style-name="P13"><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Mul</text:p>
      <text:p text:style-name="P13"><text:tab/><text:tab/><text:tab/><text:tab/><text:tab/><text:tab/>sino </text:p>
      <text:p text:style-name="P13"><text:tab/><text:tab/><text:tab/><text:tab/><text:tab/><text:tab/><text:tab/>codPh1 || codP3 || CastFloat || Mul</text:p>
      <text:p text:style-name="P13"><text:tab/><text:tab/><text:tab/><text:tab/><text:tab/>entero:</text:p>
      <text:p text:style-name="P13"><text:tab/><text:tab/><text:tab/><text:tab/><text:tab/><text:tab/>si (tipo3 = float)</text:p>
      <text:p text:style-name="P13"><text:tab/><text:tab/><text:tab/><text:tab/><text:tab/><text:tab/><text:tab/>codPh1 || CastFloat || codP3 || Mul</text:p>
      <text:p text:style-name="P13"><text:tab/><text:tab/><text:tab/><text:tab/><text:tab/><text:tab/>sino si (tipo3 = natural)</text:p>
      <text:p text:style-name="P13"><text:tab/><text:tab/><text:tab/><text:tab/><text:tab/><text:tab/><text:tab/>codPh1 || codP3 || CastInt || Mul</text:p>
      <text:p text:style-name="P13"><text:tab/><text:tab/><text:tab/><text:tab/><text:tab/><text:tab/>sino </text:p>
      <text:p text:style-name="P13"><text:tab/><text:tab/><text:tab/><text:tab/><text:tab/><text:tab/><text:tab/>codPh1 || codP3 || Mul</text:p>
      <text:p text:style-name="P13"><text:soft-page-break/><text:tab/><text:tab/><text:tab/><text:tab/><text:tab/>natural:</text:p>
      <text:p text:style-name="P13"><text:tab/><text:tab/><text:tab/><text:tab/><text:tab/><text:tab/>si (tipo3 = float)</text:p>
      <text:p text:style-name="P13"><text:tab/><text:tab/><text:tab/><text:tab/><text:tab/><text:tab/><text:tab/>codPh1 || CastFloat || codP3 || Mul</text:p>
      <text:p text:style-name="P13"><text:tab/><text:tab/><text:tab/><text:tab/><text:tab/><text:tab/>sino si (tipo3 = entero)</text:p>
      <text:p text:style-name="P13"><text:tab/><text:tab/><text:tab/><text:tab/><text:tab/><text:tab/><text:tab/>codPh1 || CastInt || codP3 || <text:s/>Mul</text:p>
      <text:p text:style-name="P13"><text:tab/><text:tab/><text:tab/><text:tab/><text:tab/><text:tab/>sino </text:p>
      <text:p text:style-name="P13"><text:tab/><text:tab/><text:tab/><text:tab/><text:tab/><text:tab/><text:tab/>codPh1 || codP3 || Mul</text:p>
      <text:p text:style-name="P13"><text:tab/><text:tab/><text:tab/>Divide:</text:p>
      <text:p text:style-name="P13"><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Div</text:p>
      <text:p text:style-name="P13"><text:tab/><text:tab/><text:tab/><text:tab/><text:tab/><text:tab/>sino </text:p>
      <text:p text:style-name="P13"><text:tab/><text:tab/><text:tab/><text:tab/><text:tab/><text:tab/><text:tab/>codPh1 || codP3 || CastFloat || Div</text:p>
      <text:p text:style-name="P13"><text:tab/><text:tab/><text:tab/><text:tab/><text:tab/>entero:</text:p>
      <text:p text:style-name="P13"><text:tab/><text:tab/><text:tab/><text:tab/><text:tab/><text:tab/>si (tipo3 = float)</text:p>
      <text:p text:style-name="P13"><text:tab/><text:tab/><text:tab/><text:tab/><text:tab/><text:tab/><text:tab/>codPh1 || CastFloat || codP3 || Div</text:p>
      <text:p text:style-name="P13"><text:tab/><text:tab/><text:tab/><text:tab/><text:tab/><text:tab/>sino si (tipo3 = natural)</text:p>
      <text:p text:style-name="P13"><text:tab/><text:tab/><text:tab/><text:tab/><text:tab/><text:tab/><text:tab/>codPh1 || codP3 || CastInt || Div</text:p>
      <text:p text:style-name="P13"><text:tab/><text:tab/><text:tab/><text:tab/><text:tab/><text:tab/>sino </text:p>
      <text:p text:style-name="P13"><text:tab/><text:tab/><text:tab/><text:tab/><text:tab/><text:tab/><text:tab/>codPh1 || codP3 || Div</text:p>
      <text:p text:style-name="P13"><text:tab/><text:tab/><text:tab/><text:tab/><text:tab/>natural:</text:p>
      <text:p text:style-name="P13"><text:tab/><text:tab/><text:tab/><text:tab/><text:tab/><text:tab/>si (tipo3 = float)</text:p>
      <text:p text:style-name="P13"><text:tab/><text:tab/><text:tab/><text:tab/><text:tab/><text:tab/><text:tab/>codPh1 || CastFloat || codP3 || Div</text:p>
      <text:p text:style-name="P13"><text:tab/><text:tab/><text:tab/><text:tab/><text:tab/><text:tab/>sino si (tipo3 = entero)</text:p>
      <text:p text:style-name="P13"><text:tab/><text:tab/><text:tab/><text:tab/><text:tab/><text:tab/><text:tab/>codPh1 || CastInt || codP3 || <text:s/>Div</text:p>
      <text:p text:style-name="P13"><text:tab/><text:tab/><text:tab/><text:tab/><text:tab/><text:tab/>sino </text:p>
      <text:p text:style-name="P13"><text:tab/><text:tab/><text:tab/><text:tab/><text:tab/><text:tab/><text:tab/>codPh1 || codP3 || Div</text:p>
      <text:p text:style-name="P13"><text:tab/><text:tab/><text:tab/>Modulo:</text:p>
      <text:p text:style-name="P13"><text:tab/><text:tab/><text:tab/><text:tab/>codPh1 || codP3 || Mod</text:p>
      <text:p text:style-name="P13"><text:tab/><text:tab/><text:tab/>y:</text:p>
      <text:p text:style-name="P13"><text:tab/><text:tab/><text:tab/><text:tab/>codPh1 || codP3 || Y</text:p>
      <text:p text:style-name="P13"/>
      <text:p text:style-name="P13"><text:tab/>codJh4 ← </text:p>
      <text:p text:style-name="P13"><text:tab/><text:tab/>case(op2)</text:p>
      <text:p text:style-name="P13"><text:tab/><text:tab/><text:tab/>Multiplica:</text:p>
      <text:p text:style-name="P13"><text:tab/><text:tab/><text:tab/><text:tab/>si(tipoh1 = float)</text:p>
      <text:p text:style-name="P13"><text:tab/><text:tab/><text:tab/><text:tab/><text:tab/>si(tipo3 = float)</text:p>
      <text:p text:style-name="P13"><text:tab/><text:tab/><text:tab/><text:tab/><text:tab/><text:tab/>codJh1 || codJ3 || fmul</text:p>
      <text:p text:style-name="P13"><text:tab/><text:tab/><text:tab/><text:tab/><text:tab/>sino</text:p>
      <text:p text:style-name="P13"><text:tab/><text:tab/><text:tab/><text:tab/><text:tab/><text:tab/>codJh1 || codJ3 || i2f || fmul</text:p>
      <text:p text:style-name="P13"><text:tab/><text:tab/><text:tab/><text:tab/>sino</text:p>
      <text:p text:style-name="P13"><text:tab/><text:tab/><text:tab/><text:tab/><text:tab/>si(tipo3 = float)</text:p>
      <text:p text:style-name="P13"><text:tab/><text:tab/><text:tab/><text:tab/><text:tab/><text:tab/>codJh1 || i2f || codJ3|| fmul</text:p>
      <text:p text:style-name="P13"><text:tab/><text:tab/><text:tab/><text:tab/><text:tab/>sino</text:p>
      <text:p text:style-name="P13"><text:tab/><text:tab/><text:tab/><text:tab/><text:tab/><text:tab/>codJh1 || codJ3|| imul</text:p>
      <text:p text:style-name="P13"><text:tab/><text:tab/><text:tab/>Divide:</text:p>
      <text:p text:style-name="P13"><text:tab/><text:tab/><text:tab/><text:tab/>si(tipoh1 = float)</text:p>
      <text:p text:style-name="P13"><text:tab/><text:tab/><text:tab/><text:tab/><text:tab/>si(tipo3 = float)</text:p>
      <text:p text:style-name="P13"><text:tab/><text:tab/><text:tab/><text:tab/><text:tab/><text:tab/>codJh1 || codJ3 || fdiv</text:p>
      <text:p text:style-name="P13"><text:tab/><text:tab/><text:tab/><text:tab/><text:tab/>sino</text:p>
      <text:p text:style-name="P13"><text:tab/><text:tab/><text:tab/><text:tab/><text:tab/><text:tab/>codJh1 || codJ3 || i2f || fdiv</text:p>
      <text:p text:style-name="P13"><text:tab/><text:tab/><text:tab/><text:tab/>sino</text:p>
      <text:p text:style-name="P13"><text:tab/><text:tab/><text:tab/><text:tab/><text:tab/>si(tipo3 = float)</text:p>
      <text:p text:style-name="P13"><text:tab/><text:tab/><text:tab/><text:tab/><text:tab/><text:tab/>codJh1 || i2f || codJ3|| fdiv</text:p>
      <text:p text:style-name="P13"><text:tab/><text:tab/><text:tab/><text:tab/><text:tab/>sino</text:p>
      <text:p text:style-name="P13"><text:tab/><text:tab/><text:tab/><text:tab/><text:tab/><text:tab/>codJh1 || codJ3|| idiv</text:p>
      <text:p text:style-name="P13"><text:soft-page-break/><text:tab/><text:tab/><text:tab/>Modulo:</text:p>
      <text:p text:style-name="P13"><text:tab/><text:tab/><text:tab/><text:tab/>codJh1 || codJ3 || imod</text:p>
      <text:p text:style-name="P13"><text:tab/><text:tab/><text:tab/>y:</text:p>
      <text:p text:style-name="P13"><text:tab/><text:tab/><text:tab/><text:tab/>codJh1 ||</text:p>
      <text:p text:style-name="P13"><text:tab/><text:tab/><text:tab/><text:tab/>ifeq +11 ||</text:p>
      <text:p text:style-name="P13"><text:tab/><text:tab/><text:tab/><text:tab/>codJ3 ||</text:p>
      <text:p text:style-name="P13"><text:tab/><text:tab/><text:tab/><text:tab/>ifeq +7 ||</text:p>
      <text:p text:style-name="P13"><text:tab/><text:tab/><text:tab/><text:tab/>iconst_1 ||</text:p>
      <text:p text:style-name="P13"><text:tab/><text:tab/><text:tab/><text:tab/>goto +4 ||</text:p>
      <text:p text:style-name="P11"><text:tab/><text:tab/><text:tab/><text:tab/>iconst_0</text:p>
      <text:p text:style-name="P17"><text:tab/>}</text:p>
      <text:p text:style-name="P16"><text:tab/>ExpresiónNiv2Rec(in: tipoh4, codPh4, codJh4; out: tipo4, codP4, codJ4)</text:p>
      <text:p text:style-name="P17"><text:tab/>{</text:p>
      <text:p text:style-name="P17"><text:tab/>tipo1 ← tipo4</text:p>
      <text:p text:style-name="P17"><text:tab/>codP1 ← codP4</text:p>
      <text:p text:style-name="P17"><text:tab/>codJ1 ← codJ4</text:p>
      <text:p text:style-name="P11"><text:tab/>}</text:p>
      <text:p text:style-name="P11"/>
      <text:p text:style-name="P11"/>
      <text:p text:style-name="P12"/>
      <text:p text:style-name="P12">ExpresiónNiv3(out: tipo1, codP1, codJ1) → </text:p>
      <text:p text:style-name="P12"><text:tab/>ExpresiónNiv4( out: tipo2, codP2, codJ2)</text:p>
      <text:p text:style-name="P12"><text:tab/><text:span text:style-name="T2">{</text:span></text:p>
      <text:p text:style-name="P11"><text:tab/>tipoh3 ← tipo2</text:p>
      <text:p text:style-name="P11"><text:tab/>codPh3 ← codP2</text:p>
      <text:p text:style-name="P11"><text:tab/>codJh3 ← codJ2</text:p>
      <text:p text:style-name="P11"><text:tab/>}</text:p>
      <text:p text:style-name="P12"><text:tab/>ExpresiónNiv3Fact(in: tipoh3, codPh3, codJh3; out: tipo3, codP3, codJ3)</text:p>
      <text:p text:style-name="P17"><text:tab/>{</text:p>
      <text:p text:style-name="P17"><text:tab/>tipo1 ← tipo3</text:p>
      <text:p text:style-name="P17"><text:tab/>codP1 ← codP3</text:p>
      <text:p text:style-name="P17"><text:tab/>codJ1 ← codJ3</text:p>
      <text:p text:style-name="P12"><text:tab/><text:span text:style-name="T2">}</text:span></text:p>
      <text:p text:style-name="P12">ExpresiónNiv3Fact(in: tipoh1, codPh1, codJh1; out: tipo1, codP1, codJ1) → λ</text:p>
      <text:p text:style-name="P12"><text:tab/><text:span text:style-name="T2">{</text:span></text:p>
      <text:p text:style-name="P11"><text:tab/>tipo1 ← tipoh1</text:p>
      <text:p text:style-name="P11"><text:tab/>codP1 ← codPh1</text:p>
      <text:p text:style-name="P11"><text:tab/>codJ1 ← codJh1</text:p>
      <text:p text:style-name="P11"><text:tab/>}</text:p>
      <text:p text:style-name="P12"/>
      <text:p text:style-name="P12">ExpresiónNiv3Fact(in: tipoh1, codPh1, codJh1; out: tipo1, codP1, codJ1) <text:s/>→ </text:p>
      <text:p text:style-name="P12"><text:tab/>OpNiv3(out: op2)</text:p>
      <text:p text:style-name="P12"><text:tab/>ExpresiónNiv3(out: tipo3, codP3, codJ3)</text:p>
      <text:p text:style-name="P12"><text:tab/><text:span text:style-name="T2">{</text:span></text:p>
      <text:p text:style-name="P17"><text:tab/>tipo1 ← <text:s/></text:p>
      <text:p text:style-name="P17"><text:tab/><text:tab/>si (tipoh1 = error v tipo3 = error v</text:p>
      <text:p text:style-name="P17"><text:s text:c="33"/>tipoh1 =/= natural v tipo3 =/= natural)</text:p>
      <text:p text:style-name="P17"><text:tab/><text:tab/> <text:s text:c="6"/>error</text:p>
      <text:p text:style-name="P11"><text:tab/><text:tab/>sino natural</text:p>
      <text:p text:style-name="P12"/>
      <text:p text:style-name="P13"><text:tab/>codP1 ← <text:s/></text:p>
      <text:p text:style-name="P15"><text:tab/><text:tab/>case (op2)</text:p>
      <text:p text:style-name="P15"><text:tab/><text:tab/><text:tab/>shl:</text:p>
      <text:p text:style-name="P15"><text:tab/><text:tab/><text:tab/><text:tab/>codPh1<text:span text:style-name="T3"> || codP3 || shl</text:span></text:p>
      <text:p text:style-name="P15"><text:tab/><text:tab/><text:tab/>shr:</text:p>
      <text:p text:style-name="P15"><text:tab/><text:tab/><text:tab/><text:tab/>codPh1<text:span text:style-name="T3"> || codP3 || shr</text:span></text:p>
      <text:p text:style-name="P13"/>
      <text:p text:style-name="P13"><text:soft-page-break/><text:tab/>codJ1 ← </text:p>
      <text:p text:style-name="P15"><text:tab/><text:tab/>case (op2)</text:p>
      <text:p text:style-name="P15"><text:tab/><text:tab/><text:tab/>shl:</text:p>
      <text:p text:style-name="P15"><text:tab/><text:tab/><text:tab/><text:tab/>codJh1<text:span text:style-name="T3"> || codJ3 || ishl</text:span></text:p>
      <text:p text:style-name="P15"><text:tab/><text:tab/><text:tab/>shr:</text:p>
      <text:p text:style-name="P11"><text:tab/><text:tab/><text:tab/><text:tab/>codJh1 || codJ3 || ishr</text:p>
      <text:p text:style-name="P11"><text:tab/>}</text:p>
      <text:p text:style-name="P11"/>
      <text:p text:style-name="P16">ExpresiónNiv4(out: tipo1, codP1, codJ1) → </text:p>
      <text:p text:style-name="P16"><text:tab/>OpNiv4(out: op2)</text:p>
      <text:p text:style-name="P16"><text:tab/>ExpresiónNiv4(out tipo3, codP3, codJ3)</text:p>
      <text:p text:style-name="P16"><text:tab/><text:span text:style-name="T2">{</text:span></text:p>
      <text:p text:style-name="P17"><text:tab/>tipo1 ← <text:s/></text:p>
      <text:p text:style-name="P17"><text:tab/><text:tab/>si (tipo3 = error)</text:p>
      <text:p text:style-name="P17"><text:tab/><text:tab/> <text:s text:c="9"/>error</text:p>
      <text:p text:style-name="P17"><text:tab/><text:tab/>sino case (op2)</text:p>
      <text:p text:style-name="P17"><text:tab/><text:tab/><text:tab/>no: </text:p>
      <text:p text:style-name="P17"><text:tab/><text:tab/><text:tab/> <text:s text:c="8"/>si (tipo3=boolean)</text:p>
      <text:p text:style-name="P17"><text:tab/><text:tab/><text:tab/><text:tab/> <text:s text:c="3"/>boolean</text:p>
      <text:p text:style-name="P17"><text:tab/><text:tab/><text:tab/> <text:s text:c="8"/>sino <text:s text:c="2"/>error</text:p>
      <text:p text:style-name="P17"><text:tab/><text:tab/><text:tab/>menos:</text:p>
      <text:p text:style-name="P17"><text:tab/><text:tab/><text:tab/> <text:s text:c="8"/>si (tipo3=float)</text:p>
      <text:p text:style-name="P17"><text:tab/><text:tab/><text:tab/><text:tab/> <text:s text:c="3"/>float</text:p>
      <text:p text:style-name="P17"><text:tab/><text:tab/><text:tab/> <text:s text:c="8"/>sino si (tipo3=integer v tipo3 = natural)</text:p>
      <text:p text:style-name="P17"><text:tab/><text:tab/><text:tab/><text:tab/><text:tab/>integer</text:p>
      <text:p text:style-name="P17"><text:tab/><text:tab/><text:tab/><text:tab/> <text:s text:c="2"/>sino error</text:p>
      <text:p text:style-name="P17"><text:tab/><text:tab/><text:tab/>cast-float:</text:p>
      <text:p text:style-name="P17"><text:tab/><text:tab/><text:tab/> <text:s text:c="8"/>si (tipo3=/=boolean)</text:p>
      <text:p text:style-name="P17"><text:tab/><text:tab/><text:tab/><text:tab/> <text:s text:c="3"/>float</text:p>
      <text:p text:style-name="P17"><text:tab/><text:tab/><text:tab/> <text:s text:c="8"/>sino error</text:p>
      <text:p text:style-name="P17"><text:tab/><text:tab/><text:tab/>cast-int:</text:p>
      <text:p text:style-name="P17"><text:tab/><text:tab/><text:tab/> <text:s text:c="8"/>si (tipo3=/=boolean)</text:p>
      <text:p text:style-name="P17"><text:tab/><text:tab/><text:tab/><text:tab/> <text:s text:c="3"/>integer</text:p>
      <text:p text:style-name="P17"><text:tab/><text:tab/><text:tab/> <text:s text:c="8"/>sino error</text:p>
      <text:p text:style-name="P17"><text:tab/><text:tab/><text:tab/>cast-nat:</text:p>
      <text:p text:style-name="P17"><text:tab/><text:tab/> <text:s text:c="2"/><text:tab/> <text:s text:c="8"/>si (tipo3=natural v tipo3=character)</text:p>
      <text:p text:style-name="P17"><text:tab/><text:tab/><text:tab/><text:tab/> <text:s text:c="2"/>natural</text:p>
      <text:p text:style-name="P17"><text:tab/><text:tab/><text:tab/> <text:s text:c="8"/>sino error</text:p>
      <text:p text:style-name="P17"><text:tab/><text:tab/><text:tab/>cast-char:</text:p>
      <text:p text:style-name="P17"><text:tab/><text:tab/><text:tab/> <text:s text:c="8"/>si (tipo3=natural v tipo3=character)</text:p>
      <text:p text:style-name="P17"><text:tab/><text:tab/><text:tab/><text:tab/> <text:s text:c="2"/>character</text:p>
      <text:p text:style-name="P17"><text:tab/><text:tab/><text:tab/> <text:s text:c="8"/>sino error</text:p>
      <text:p text:style-name="P17"/>
      <text:p text:style-name="P16"/>
      <text:p text:style-name="P13"><text:tab/>codP1 ← <text:s/></text:p>
      <text:p text:style-name="P13"><text:tab/><text:tab/>case (op2)</text:p>
      <text:p text:style-name="P13"><text:tab/><text:tab/><text:tab/>no:</text:p>
      <text:p text:style-name="P13"><text:tab/><text:tab/><text:tab/><text:tab/>codP3 || no</text:p>
      <text:p text:style-name="P13"><text:tab/><text:tab/><text:tab/>negativo:</text:p>
      <text:p text:style-name="P13"><text:tab/><text:tab/><text:tab/><text:tab/>codP3 || negativo</text:p>
      <text:p text:style-name="P13"><text:tab/><text:tab/><text:tab/>cast-float:</text:p>
      <text:p text:style-name="P13"><text:tab/><text:tab/><text:tab/><text:tab/>codP3 || CastFloat</text:p>
      <text:p text:style-name="P13"><text:tab/><text:tab/><text:tab/>cast-int:</text:p>
      <text:p text:style-name="P13"><text:tab/><text:tab/><text:tab/><text:tab/>codP3 || CastInt</text:p>
      <text:p text:style-name="P13"><text:tab/><text:tab/><text:tab/>cast-nat:</text:p>
      <text:p text:style-name="P13"><text:tab/><text:tab/><text:tab/><text:tab/>codP3 || CastNat</text:p>
      <text:p text:style-name="P13"><text:tab/><text:tab/><text:tab/>cast-char:</text:p>
      <text:p text:style-name="P13"><text:soft-page-break/><text:tab/><text:tab/><text:tab/><text:tab/>codP3 || CastChar</text:p>
      <text:p text:style-name="P13"><text:tab/></text:p>
      <text:p text:style-name="P13"><text:tab/>codJ1 ← </text:p>
      <text:p text:style-name="P13"><text:tab/><text:tab/>case (op2)</text:p>
      <text:p text:style-name="P13"><text:tab/><text:tab/><text:tab/>no:</text:p>
      <text:p text:style-name="P13"><text:tab/><text:tab/><text:tab/><text:tab/>codJ3||</text:p>
      <text:p text:style-name="P13"><text:tab/><text:tab/><text:tab/><text:tab/>ifeq +7 ||</text:p>
      <text:p text:style-name="P13"><text:tab/><text:tab/><text:tab/><text:tab/>iconst_0 ||</text:p>
      <text:p text:style-name="P13"><text:tab/><text:tab/><text:tab/><text:tab/>goto +4 || </text:p>
      <text:p text:style-name="P13"><text:tab/><text:tab/><text:tab/><text:tab/>iconst_1</text:p>
      <text:p text:style-name="P13"><text:tab/><text:tab/><text:tab/>negativo:</text:p>
      <text:p text:style-name="P13"><text:tab/><text:tab/><text:tab/><text:tab/>case (tipo3)</text:p>
      <text:p text:style-name="P13"><text:tab/><text:tab/><text:tab/><text:tab/><text:tab/>entero:</text:p>
      <text:p text:style-name="P13"><text:tab/><text:tab/><text:tab/><text:tab/><text:tab/><text:tab/>codJ3 || ineg</text:p>
      <text:p text:style-name="P13"><text:tab/><text:tab/><text:tab/><text:tab/><text:tab/>float:</text:p>
      <text:p text:style-name="P13"><text:tab/><text:tab/><text:tab/><text:tab/><text:tab/><text:tab/>codJ3 || fneg</text:p>
      <text:p text:style-name="P13"><text:tab/><text:tab/><text:tab/>cast-floa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 || i2f</text:p>
      <text:p text:style-name="P13"><text:tab/><text:tab/><text:tab/><text:tab/><text:tab/>float:</text:p>
      <text:p text:style-name="P13"><text:tab/><text:tab/><text:tab/><text:tab/><text:tab/><text:tab/>codJ3</text:p>
      <text:p text:style-name="P13"><text:tab/><text:tab/><text:tab/>cast-in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tab/><text:tab/>cast-na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tab/><text:tab/>cast-char:</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p>
      <text:p text:style-name="P13"/>
      <text:p text:style-name="P16">ExpresiónNiv4(out: tipo1, codP1, codJ1) → </text:p>
      <text:p text:style-name="P16"><text:tab/>barraVertical()</text:p>
      <text:p text:style-name="P16"><text:tab/>Expresión(out: tipo2, codP2, codJ2)</text:p>
      <text:p text:style-name="P16"><text:tab/>barraVertical()</text:p>
      <text:p text:style-name="P16"><text:tab/><text:span text:style-name="T2">{</text:span></text:p>
      <text:p text:style-name="P17"><text:tab/>tipo1 ← </text:p>
      <text:p text:style-name="P17"><text:tab/><text:tab/>si (tipo2 = error v tipo2=boolean v tipo2=character)</text:p>
      <text:p text:style-name="P17"><text:soft-page-break/><text:tab/><text:tab/> <text:s text:c="9"/>error</text:p>
      <text:p text:style-name="P17"><text:tab/><text:tab/>sino si (tipo2 = float)</text:p>
      <text:p text:style-name="P17"><text:tab/><text:tab/><text:tab/>float</text:p>
      <text:p text:style-name="P17"><text:tab/><text:tab/>sino si (tipo2 = natural v tipo2 = integer)</text:p>
      <text:p text:style-name="P17"><text:tab/><text:tab/><text:tab/>natural</text:p>
      <text:p text:style-name="P17"><text:tab/><text:tab/>sino error</text:p>
      <text:p text:style-name="P17"><text:tab/></text:p>
      <text:p text:style-name="P16"/>
      <text:p text:style-name="P13"><text:tab/>codP1 ← codP2 || abs</text:p>
      <text:p text:style-name="P13"><text:tab/>codJ1 ← <text:s/></text:p>
      <text:p text:style-name="P13"><text:tab/><text:tab/>case (tipo2)</text:p>
      <text:p text:style-name="P13"><text:tab/><text:tab/><text:tab/>float:</text:p>
      <text:p text:style-name="P13"><text:tab/><text:tab/><text:tab/><text:tab/>codJ2 ||</text:p>
      <text:p text:style-name="P13"><text:tab/><text:tab/><text:tab/><text:tab/>dup ||</text:p>
      <text:p text:style-name="P13"><text:tab/><text:tab/><text:tab/><text:tab/>fconst_0 ||</text:p>
      <text:p text:style-name="P13"><text:tab/><text:tab/><text:tab/><text:tab/>fcmpg ||</text:p>
      <text:p text:style-name="P13"><text:tab/><text:tab/><text:tab/><text:tab/>ifge +4</text:p>
      <text:p text:style-name="P13"><text:tab/><text:tab/><text:tab/><text:tab/>fneg</text:p>
      <text:p text:style-name="P13"><text:tab/><text:tab/><text:tab/>otro:</text:p>
      <text:p text:style-name="P13"><text:tab/><text:tab/><text:tab/><text:tab/>codJ2 ||</text:p>
      <text:p text:style-name="P13"><text:tab/><text:tab/><text:tab/><text:tab/>dup ||</text:p>
      <text:p text:style-name="P13"><text:tab/><text:tab/><text:tab/><text:tab/>ifge +4</text:p>
      <text:p text:style-name="P13"><text:tab/><text:tab/><text:tab/><text:tab/>fneg</text:p>
      <text:p text:style-name="P13"><text:tab/>}</text:p>
      <text:p text:style-name="P20"/>
      <text:p text:style-name="P16">ExpresiónNiv4(out: tipo1, codP1, codJ1) → </text:p>
      <text:p text:style-name="P16"><text:tab/>abrePar()</text:p>
      <text:p text:style-name="P16"><text:tab/>Expresión(out: tipo2, codP2, codJ2)</text:p>
      <text:p text:style-name="P16"><text:tab/>cierraPar()</text:p>
      <text:p text:style-name="P16"><text:tab/><text:span text:style-name="T2">{</text:span></text:p>
      <text:p text:style-name="P17"><text:tab/>tipo1 ← tipo2</text:p>
      <text:p text:style-name="P17"><text:tab/>codP1 ← codP2</text:p>
      <text:p text:style-name="P17"><text:tab/>codJ1 ← codJ2</text:p>
      <text:p text:style-name="P13"><text:tab/>}</text:p>
      <text:p text:style-name="P13"/>
      <text:p text:style-name="P16">ExpresiónNiv4(out: tipo1, codP1, codJ1) → </text:p>
      <text:p text:style-name="P16"><text:tab/>Literal(out: tipo2, codP2, codJ2)</text:p>
      <text:p text:style-name="P16"><text:tab/><text:span text:style-name="T2">{</text:span></text:p>
      <text:p text:style-name="P17"><text:tab/>tipo1 ← tipo2</text:p>
      <text:p text:style-name="P17"><text:tab/>codP1 ← codP2</text:p>
      <text:p text:style-name="P11"><text:tab/>codJ1 ← codJ2</text:p>
      <text:p text:style-name="P11"><text:tab/>}</text:p>
      <text:p text:style-name="P11"/>
      <text:p text:style-name="P16">Literal(out: tipo1, codP1, codJ1) → id</text:p>
      <text:p text:style-name="P16"><text:tab/><text:span text:style-name="T2">{</text:span></text:p>
      <text:p text:style-name="P17"><text:tab/>tipo1 ← ts[id.lex].tipo</text:p>
      <text:p text:style-name="P17"><text:tab/>dir ← ts[id.lex].dir</text:p>
      <text:p text:style-name="P17"><text:tab/>codP1 ← apila-dir dir</text:p>
      <text:p text:style-name="P15"><text:span text:style-name="T2"><text:tab/>codJ1 ← </text:span><text:span text:style-name="T3"><text:s/>case(ts[id.lex].tipo)</text:span></text:p>
      <text:p text:style-name="P13"><text:tab/><text:tab/>boolean:</text:p>
      <text:p text:style-name="P13"><text:tab/><text:tab/><text:tab/>i2b || iload <text:s/>dir</text:p>
      <text:p text:style-name="P13"><text:tab/><text:tab/>tCha:</text:p>
      <text:p text:style-name="P13"><text:tab/><text:tab/><text:tab/>i2c || iload <text:s/>dir</text:p>
      <text:p text:style-name="P13"><text:tab/><text:tab/>natural:</text:p>
      <text:p text:style-name="P13"><text:tab/><text:tab/>entero:</text:p>
      <text:p text:style-name="P13"><text:tab/><text:tab/><text:tab/>iload dir</text:p>
      <text:p text:style-name="P13"><text:tab/><text:tab/>float:</text:p>
      <text:p text:style-name="P11"><text:soft-page-break/><text:tab/><text:tab/><text:tab/>fload <text:s/>dir</text:p>
      <text:p text:style-name="P11"><text:tab/>}</text:p>
      <text:p text:style-name="P16">Literal(out: tipo1, codP1, codJ1) → litNat</text:p>
      <text:p text:style-name="P16"><text:tab/><text:span text:style-name="T2">{</text:span></text:p>
      <text:p text:style-name="P16"><text:tab/><text:span text:style-name="T2">tipo1 ← natural</text:span></text:p>
      <text:p text:style-name="P13"><text:tab/>codP1 ← apila getValor(litNat.lex)</text:p>
      <text:p text:style-name="P11"><text:tab/>codJ1 ← iconst getValor(litNat.lex))</text:p>
      <text:p text:style-name="P11"><text:tab/>}</text:p>
      <text:p text:style-name="P16">Literal(out: tipo1, codP1, codJ1) → litFlo</text:p>
      <text:p text:style-name="P16"><text:tab/><text:span text:style-name="T2">{</text:span></text:p>
      <text:p text:style-name="P16"><text:tab/><text:span text:style-name="T2">tipo1 ← float</text:span></text:p>
      <text:p text:style-name="P13"><text:tab/>codP1 ← apila getValor(litFlo.lex)</text:p>
      <text:p text:style-name="P11"><text:tab/>codJ1 ← fconst getValor(litFlo.lex))</text:p>
      <text:p text:style-name="P11"><text:tab/>}</text:p>
      <text:p text:style-name="P16">Literal(out: tipo1, codP1, codJ1) → litBoo</text:p>
      <text:p text:style-name="P16"><text:tab/><text:span text:style-name="T2">{</text:span></text:p>
      <text:p text:style-name="P17"><text:tab/>tipo1 ← boolean<text:tab/></text:p>
      <text:p text:style-name="P13"><text:tab/>codP1 ← apila getValor(litBoo.lex)</text:p>
      <text:p text:style-name="P11"><text:tab/>codJ1 ← iconst getValor(litEnt.lex))</text:p>
      <text:p text:style-name="P11"><text:tab/>}</text:p>
      <text:p text:style-name="P16">Literal(out: tipo1, codP1, codJ1) → litCha</text:p>
      <text:p text:style-name="P12"><text:tab/><text:span text:style-name="T2">{</text:span></text:p>
      <text:p text:style-name="P11"><text:tab/>tipo1 ← character</text:p>
      <text:p text:style-name="P13"><text:tab/>codP1 ← apila getValor(litCha.lex)</text:p>
      <text:p text:style-name="P11"><text:tab/>codJ1 ← iconst getValor(litCha.lex))</text:p>
      <text:p text:style-name="P11"><text:tab/>}</text:p>
      <text:p text:style-name="P11"/>
      <text:p text:style-name="P16">OpNiv0(out: op) → &lt;</text:p>
      <text:p text:style-name="P16"><text:tab/><text:span text:style-name="T2">{op = menor}</text:span></text:p>
      <text:p text:style-name="P16">OpNiv0(out: op) → &gt;<text:tab/></text:p>
      <text:p text:style-name="P16"><text:tab/><text:span text:style-name="T2">{op = mayor}</text:span></text:p>
      <text:p text:style-name="P16">OpNiv0(out: op) → &lt;=</text:p>
      <text:p text:style-name="P16"><text:tab/><text:span text:style-name="T2">{op = menor-ig}</text:span></text:p>
      <text:p text:style-name="P16">OpNiv0(out: op) → &gt;=</text:p>
      <text:p text:style-name="P16"><text:tab/><text:span text:style-name="T2">{op = mayor-ig}</text:span></text:p>
      <text:p text:style-name="P16">OpNiv0(out: op) → =</text:p>
      <text:p text:style-name="P16"><text:tab/><text:span text:style-name="T2">{op = igual}</text:span></text:p>
      <text:p text:style-name="P16">OpNiv0(out: op) → =/=</text:p>
      <text:p text:style-name="P16"><text:tab/><text:span text:style-name="T2">{op = no-igual}</text:span></text:p>
      <text:p text:style-name="P16">OpNiv1(out: op) → +</text:p>
      <text:p text:style-name="P16"><text:tab/><text:span text:style-name="T2">{op = suma}</text:span></text:p>
      <text:p text:style-name="P16">OpNiv1(out: op) → -</text:p>
      <text:p text:style-name="P16"><text:tab/><text:span text:style-name="T2">{op = resta}</text:span></text:p>
      <text:p text:style-name="P16">OpNiv1(out: op) → or</text:p>
      <text:p text:style-name="P16"><text:tab/><text:span text:style-name="T2">{op = o}</text:span></text:p>
      <text:p text:style-name="P16">OpNiv2(out: op) → *</text:p>
      <text:p text:style-name="P16"><text:tab/><text:span text:style-name="T2">{op = multiplica}</text:span></text:p>
      <text:p text:style-name="P16">OpNiv2(out: op) → /</text:p>
      <text:p text:style-name="P16"><text:tab/><text:span text:style-name="T2">{op = divide}</text:span></text:p>
      <text:p text:style-name="P16">OpNiv2(out: op) → %</text:p>
      <text:p text:style-name="P16"><text:tab/><text:span text:style-name="T2">{op = modulo}</text:span></text:p>
      <text:p text:style-name="P16">OpNiv2(out: op) → and</text:p>
      <text:p text:style-name="P16"><text:tab/><text:span text:style-name="T2">{op = y}</text:span></text:p>
      <text:p text:style-name="P10">OpNiv3(out: op) → &gt;&gt;</text:p>
      <text:p text:style-name="P10"><text:tab/><text:span text:style-name="T2">{op = shl}</text:span></text:p>
      <text:p text:style-name="P10">OpNiv3(out: op) → &lt;&lt;</text:p>
      <text:p text:style-name="P10"><text:tab/><text:span text:style-name="T2">{op = shr}</text:span></text:p>
      <text:p text:style-name="P10"><text:soft-page-break/>OpNiv4(out: op) → not</text:p>
      <text:p text:style-name="P10"><text:tab/><text:span text:style-name="T2">{op = no}</text:span></text:p>
      <text:p text:style-name="P10">OpNiv4(out: op) → -</text:p>
      <text:p text:style-name="P10"><text:tab/><text:span text:style-name="T2">{op = menos}</text:span></text:p>
      <text:p text:style-name="P10">OpNiv4(out: op) → (float)</text:p>
      <text:p text:style-name="P10"><text:tab/><text:span text:style-name="T2">{op = cast-float}</text:span></text:p>
      <text:p text:style-name="P10">OpNiv4(out: op) → (int)</text:p>
      <text:p text:style-name="P10"><text:tab/><text:span text:style-name="T2">{op = cast-int}</text:span></text:p>
      <text:p text:style-name="P10">OpNiv4(out: op) → (nat)</text:p>
      <text:p text:style-name="P10"><text:tab/><text:span text:style-name="T2">{op = cast-nat}</text:span></text:p>
      <text:p text:style-name="P10">OpNiv4(out: op) → (char)</text:p>
      <text:p text:style-name="P11"><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6T14:07:23</meta:creation-date>
    <dc:date>2010-01-21T13:54:01</dc:date>
    <meta:editing-duration>PT10H43M32S</meta:editing-duration>
    <meta:editing-cycles>27</meta:editing-cycles>
    <meta:generator>OpenOffice.org/3.1$Linux OpenOffice.org_project/310m21$Build-9319</meta:generator>
    <dc:creator>Hector </dc:creator>
    <meta:document-statistic meta:table-count="0" meta:image-count="0" meta:object-count="0" meta:page-count="21" meta:paragraph-count="1074" meta:word-count="3242" meta:character-count="22886"/>
  </office:meta>
</office:document-meta>
</file>